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0.51pt"/>
    </style:style>
    <style:style style:name="co3" style:family="table-column">
      <style:table-column-properties fo:break-before="auto" style:column-width="127.81pt"/>
    </style:style>
    <style:style style:name="co4" style:family="table-column">
      <style:table-column-properties fo:break-before="auto" style:column-width="116.65pt"/>
    </style:style>
    <style:style style:name="co5" style:family="table-column">
      <style:table-column-properties fo:break-before="auto" style:column-width="107.94pt"/>
    </style:style>
    <style:style style:name="co6" style:family="table-column">
      <style:table-column-properties fo:break-before="auto" style:column-width="132.6pt"/>
    </style:style>
    <style:style style:name="co7" style:family="table-column">
      <style:table-column-properties fo:break-before="auto" style:column-width="180.96pt"/>
    </style:style>
    <style:style style:name="co8" style:family="table-column">
      <style:table-column-properties fo:break-before="auto" style:column-width="180.1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termael-boitsfor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ea99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e5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9daf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ea9999"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e599"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c9daf8"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emme/Vrouw&quot;;&quot;Homme/Man&quot;;&quot;X&quot;;&quot;Pas une personne/Geen persoon&quot;)" table:allow-empty-cell="true" table:display-list="unsorted" table:base-cell-address="'watermael-boitsfort'.F1"/>
      </table:content-validations>
      <table:table table:name="watermael-boitsfor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 de rue</text:p>
          </table:table-cell>
          <table:table-cell table:style-name="ce1" office:value-type="string" calcext:value-type="string">
            <text:p>straatnaam</text:p>
          </table:table-cell>
          <table:table-cell table:style-name="ce1" office:value-type="string" calcext:value-type="string">
            <text:p>wikidata (personne/persoon)</text:p>
          </table:table-cell>
          <table:table-cell table:style-name="ce1" table:content-validation-name="val1" office:value-type="string" calcext:value-type="string">
            <text:p>Genre/Gender</text:p>
          </table:table-cell>
          <table:table-cell table:style-name="ce1" office:value-type="string" calcext:value-type="string">
            <text:p>Link Wikipedia (si pas Wikidata/Indien geen Wikidata</text:p>
          </table:table-cell>
          <table:table-cell table:style-name="ce1" office:value-type="string" calcext:value-type="string">
            <text:p>Note/Nota</text:p>
          </table:table-cell>
          <table:table-cell table:style-name="ce1" office:value-type="string" calcext:value-type="string">
            <text:p>OpenStreetMap</text:p>
          </table:table-cell>
          <table:table-cell table:style-name="ce16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70832" calcext:value-type="float">
            <text:p>2970832</text:p>
          </table:table-cell>
          <table:table-cell table:style-name="ce2" office:value-type="string" calcext:value-type="string">
            <text:p>Avenue des Tritons</text:p>
          </table:table-cell>
          <table:table-cell table:style-name="ce2" office:value-type="string" calcext:value-type="string">
            <text:p>Zeegoden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1" table:formula="of:=CONCATENATE(&quot;https://osm.org/&quot;;[.A2];&quot;/&quot;;[.B2])" office:value-type="string" office:string-value="https://osm.org/relation/2970832" calcext:value-type="string">
            <text:p>https://osm.org/relation/2970832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70985" calcext:value-type="float">
            <text:p>2970985</text:p>
          </table:table-cell>
          <table:table-cell table:style-name="ce2" office:value-type="string" calcext:value-type="string">
            <text:p>Avenue des Cailles</text:p>
          </table:table-cell>
          <table:table-cell table:style-name="ce2" office:value-type="string" calcext:value-type="string">
            <text:p>Kwartel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1" table:formula="of:=CONCATENATE(&quot;https://osm.org/&quot;;[.A3];&quot;/&quot;;[.B3])" office:value-type="string" office:string-value="https://osm.org/relation/2970985" calcext:value-type="string">
            <text:p>https://osm.org/relation/2970985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72662" calcext:value-type="float">
            <text:p>2972662</text:p>
          </table:table-cell>
          <table:table-cell table:number-columns-repeated="2" table:style-name="ce2" office:value-type="string" calcext:value-type="string">
            <text:p>Berensheide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1" table:formula="of:=CONCATENATE(&quot;https://osm.org/&quot;;[.A4];&quot;/&quot;;[.B4])" office:value-type="string" office:string-value="https://osm.org/relation/2972662" calcext:value-type="string">
            <text:p>https://osm.org/relation/2972662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2079" calcext:value-type="float">
            <text:p>3072079</text:p>
          </table:table-cell>
          <table:table-cell table:style-name="ce2" office:value-type="string" calcext:value-type="string">
            <text:p>Rue Frémineur</text:p>
          </table:table-cell>
          <table:table-cell table:style-name="ce2" office:value-type="string" calcext:value-type="string">
            <text:p>Frémineurstraat</text:p>
          </table:table-cell>
          <table:table-cell table:style-name="ce4"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edia</text:p>
          </table:table-cell>
          <table:table-cell table:style-name="ce2" office:value-type="string" calcext:value-type="string">
            <text:p>Englebert Frémineur (Bourgmestre)</text:p>
          </table:table-cell>
          <table:table-cell table:style-name="ce11" table:formula="of:=CONCATENATE(&quot;https://osm.org/&quot;;[.A5];&quot;/&quot;;[.B5])" office:value-type="string" office:string-value="https://osm.org/relation/3072079" calcext:value-type="string">
            <text:p>https://osm.org/relation/3072079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2113" calcext:value-type="float">
            <text:p>3072113</text:p>
          </table:table-cell>
          <table:table-cell table:style-name="ce2" office:value-type="string" calcext:value-type="string">
            <text:p>Avenue des Noisetiers</text:p>
          </table:table-cell>
          <table:table-cell table:style-name="ce2" office:value-type="string" calcext:value-type="string">
            <text:p>Hazelaars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/>
          <table:table-cell table:style-name="ce2" office:value-type="string" calcext:value-type="string">
            <text:p/>
            <text:p/>
          </table:table-cell>
          <table:table-cell table:style-name="ce11" table:formula="of:=CONCATENATE(&quot;https://osm.org/&quot;;[.A6];&quot;/&quot;;[.B6])" office:value-type="string" office:string-value="https://osm.org/relation/3072113" calcext:value-type="string">
            <text:p>https://osm.org/relation/3072113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2114" calcext:value-type="float">
            <text:p>3072114</text:p>
          </table:table-cell>
          <table:table-cell table:style-name="ce2" office:value-type="string" calcext:value-type="string">
            <text:p>Rue des Touristes</text:p>
          </table:table-cell>
          <table:table-cell table:style-name="ce2" office:value-type="string" calcext:value-type="string">
            <text:p>Toeristenstraat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1" table:formula="of:=CONCATENATE(&quot;https://osm.org/&quot;;[.A7];&quot;/&quot;;[.B7])" office:value-type="string" office:string-value="https://osm.org/relation/3072114" calcext:value-type="string">
            <text:p>https://osm.org/relation/3072114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6128" calcext:value-type="float">
            <text:p>3076128</text:p>
          </table:table-cell>
          <table:table-cell table:style-name="ce2" office:value-type="string" calcext:value-type="string">
            <text:p>Avenue des Criquets</text:p>
          </table:table-cell>
          <table:table-cell table:style-name="ce2" office:value-type="string" calcext:value-type="string">
            <text:p>Sprinkhanen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1" table:formula="of:=CONCATENATE(&quot;https://osm.org/&quot;;[.A8];&quot;/&quot;;[.B8])" office:value-type="string" office:string-value="https://osm.org/relation/3076128" calcext:value-type="string">
            <text:p>https://osm.org/relation/3076128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2364" calcext:value-type="float">
            <text:p>3232364</text:p>
          </table:table-cell>
          <table:table-cell table:style-name="ce2" office:value-type="string" calcext:value-type="string">
            <text:p>Rue des Brebis</text:p>
          </table:table-cell>
          <table:table-cell table:style-name="ce2" office:value-type="string" calcext:value-type="string">
            <text:p>Ooienstraat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1" table:formula="of:=CONCATENATE(&quot;https://osm.org/&quot;;[.A9];&quot;/&quot;;[.B9])" office:value-type="string" office:string-value="https://osm.org/relation/3232364" calcext:value-type="string">
            <text:p>https://osm.org/relation/3232364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3014" calcext:value-type="float">
            <text:p>3233014</text:p>
          </table:table-cell>
          <table:table-cell table:style-name="ce2" office:value-type="string" calcext:value-type="string">
            <text:p>Rue du Relais</text:p>
          </table:table-cell>
          <table:table-cell table:style-name="ce2" office:value-type="string" calcext:value-type="string">
            <text:p>Pleisterstraat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1" table:formula="of:=CONCATENATE(&quot;https://osm.org/&quot;;[.A10];&quot;/&quot;;[.B10])" office:value-type="string" office:string-value="https://osm.org/relation/3233014" calcext:value-type="string">
            <text:p>https://osm.org/relation/3233014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3138" calcext:value-type="float">
            <text:p>3233138</text:p>
          </table:table-cell>
          <table:table-cell table:style-name="ce2" office:value-type="string" calcext:value-type="string">
            <text:p>Rue Louis Ernotte</text:p>
          </table:table-cell>
          <table:table-cell table:style-name="ce2" office:value-type="string" calcext:value-type="string">
            <text:p>Louis Ernottestraat</text:p>
          </table:table-cell>
          <table:table-cell table:style-name="ce4"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edia</text:p>
          </table:table-cell>
          <table:table-cell table:style-name="ce2" office:value-type="string" calcext:value-type="string">
            <text:p>Louis Ernotte, philanthrope et ancien Président de la Commission administrative des Hospices civils</text:p>
          </table:table-cell>
          <table:table-cell table:style-name="ce11" table:formula="of:=CONCATENATE(&quot;https://osm.org/&quot;;[.A11];&quot;/&quot;;[.B11])" office:value-type="string" office:string-value="https://osm.org/relation/3233138" calcext:value-type="string">
            <text:p>https://osm.org/relation/3233138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436385" calcext:value-type="float">
            <text:p>4436385</text:p>
          </table:table-cell>
          <table:table-cell table:style-name="ce2" office:value-type="string" calcext:value-type="string">
            <text:p>Square de la Frégate</text:p>
          </table:table-cell>
          <table:table-cell table:style-name="ce2" office:value-type="string" calcext:value-type="string">
            <text:p>Fregatvogelsquare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1" table:formula="of:=CONCATENATE(&quot;https://osm.org/&quot;;[.A12];&quot;/&quot;;[.B12])" office:value-type="string" office:string-value="https://osm.org/relation/4436385" calcext:value-type="string">
            <text:p>https://osm.org/relation/4436385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515082" calcext:value-type="float">
            <text:p>4515082</text:p>
          </table:table-cell>
          <table:table-cell table:style-name="ce2" office:value-type="string" calcext:value-type="string">
            <text:p>Rue de la Cigale</text:p>
          </table:table-cell>
          <table:table-cell table:style-name="ce2" office:value-type="string" calcext:value-type="string">
            <text:p>Krekelenberg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1" table:formula="of:=CONCATENATE(&quot;https://osm.org/&quot;;[.A13];&quot;/&quot;;[.B13])" office:value-type="string" office:string-value="https://osm.org/relation/4515082" calcext:value-type="string">
            <text:p>https://osm.org/relation/4515082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10705214" calcext:value-type="float">
            <text:p>10705214</text:p>
          </table:table-cell>
          <table:table-cell table:number-columns-repeated="2" table:style-name="ce2" office:value-type="string" calcext:value-type="string">
            <text:p>Hondenberg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1" table:formula="of:=CONCATENATE(&quot;https://osm.org/&quot;;[.A14];&quot;/&quot;;[.B14])" office:value-type="string" office:string-value="https://osm.org/relation/10705214" calcext:value-type="string">
            <text:p>https://osm.org/relation/10705214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llée Jacques Wiener</text:p>
          </table:table-cell>
          <table:table-cell table:style-name="ce2" office:value-type="string" calcext:value-type="string">
            <text:p>Jacques Wienerdreef</text:p>
          </table:table-cell>
          <table:table-cell table:style-name="ce4"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edia</text:p>
          </table:table-cell>
          <table:table-cell table:style-name="ce2" office:value-type="string" calcext:value-type="string">
            <text:p>Jacques Wiener, advocaat en burgemeester</text:p>
          </table:table-cell>
          <table:table-cell table:style-name="ce12" table:formula="of:=HYPERLINK(CONCATENATE(&quot;https://osm.org/search?query=&quot;; [.C15];&quot;,watermael-boisfort&quot;))" office:value-type="string" office:string-value="https://osm.org/search?query=Allée Jacques Wiener,watermael-boisfort" calcext:value-type="string">
            <text:p>https://osm.org/search?query=Allée Jacques Wiener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Alfred Solvay</text:p>
          </table:table-cell>
          <table:table-cell table:style-name="ce2" office:value-type="string" calcext:value-type="string">
            <text:p>Alfred Solvaylaan</text:p>
          </table:table-cell>
          <table:table-cell table:style-name="ce4"/>
          <table:table-cell table:style-name="ce2" table:content-validation-name="val1" office:value-type="string" calcext:value-type="string">
            <text:p>Homme/Man</text:p>
          </table:table-cell>
          <table:table-cell table:style-name="ce9" office:value-type="string" calcext:value-type="string">
            <text:p><text:a xlink:href="https://nl.wikipedia.org/wiki/Alfred_Solvay" xlink:type="simple">https://nl.wikipedia.org/wiki/Alfred_Solvay</text:a></text:p>
          </table:table-cell>
          <table:table-cell table:style-name="ce4"/>
          <table:table-cell table:style-name="ce12" table:formula="of:=HYPERLINK(CONCATENATE(&quot;https://osm.org/search?query=&quot;; [.C16];&quot;,watermael-boisfort&quot;))" office:value-type="string" office:string-value="https://osm.org/search?query=Avenue Alfred Solvay,watermael-boisfort" calcext:value-type="string">
            <text:p>https://osm.org/search?query=Avenue Alfred Solvay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Calypso</text:p>
          </table:table-cell>
          <table:table-cell table:style-name="ce2" office:value-type="string" calcext:value-type="string">
            <text:p>Calypsolaan</text:p>
          </table:table-cell>
          <table:table-cell table:style-name="ce2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17];&quot;,watermael-boisfort&quot;))" office:value-type="string" office:string-value="https://osm.org/search?query=Avenue Calypso,watermael-boisfort" calcext:value-type="string">
            <text:p>https://osm.org/search?query=Avenue Calypso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Charle-Albert</text:p>
          </table:table-cell>
          <table:table-cell table:style-name="ce2" office:value-type="string" calcext:value-type="string">
            <text:p>Charle-Albertlaan</text:p>
          </table:table-cell>
          <table:table-cell table:style-name="ce2" office:value-type="string" calcext:value-type="string">
            <text:p>Q283103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4" table:number-columns-repeated="2"/>
          <table:table-cell table:style-name="ce12" table:formula="of:=HYPERLINK(CONCATENATE(&quot;https://osm.org/search?query=&quot;; [.C18];&quot;,watermael-boisfort&quot;))" office:value-type="string" office:string-value="https://osm.org/search?query=Avenue Charle-Albert,watermael-boisfort" calcext:value-type="string">
            <text:p>https://osm.org/search?query=Avenue Charle-Albert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Charles Michiels</text:p>
          </table:table-cell>
          <table:table-cell table:style-name="ce2" office:value-type="string" calcext:value-type="string">
            <text:p>Charles Michielslaan</text:p>
          </table:table-cell>
          <table:table-cell table:style-name="ce4"/>
          <table:table-cell table:style-name="ce2" table:content-validation-name="val1" office:value-type="string" calcext:value-type="string">
            <text:p>Homme/Man</text:p>
          </table:table-cell>
          <table:table-cell table:style-name="ce4"/>
          <table:table-cell table:style-name="ce2" office:value-type="string" calcext:value-type="string">
            <text:p>Soldier</text:p>
            <text:p/>
          </table:table-cell>
          <table:table-cell table:style-name="ce12" table:formula="of:=HYPERLINK(CONCATENATE(&quot;https://osm.org/search?query=&quot;; [.C19];&quot;,watermael-boisfort&quot;))" office:value-type="string" office:string-value="https://osm.org/search?query=Avenue Charles Michiels,watermael-boisfort" calcext:value-type="string">
            <text:p>https://osm.org/search?query=Avenue Charles Michiels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Charles d'Orjo de Marchovelette</text:p>
          </table:table-cell>
          <table:table-cell table:style-name="ce2" office:value-type="string" calcext:value-type="string">
            <text:p>Charles d'Orjo de Marchovelettelaan</text:p>
          </table:table-cell>
          <table:table-cell table:style-name="ce4"/>
          <table:table-cell table:style-name="ce2" table:content-validation-name="val1" office:value-type="string" calcext:value-type="string">
            <text:p>Homme/Man</text:p>
          </table:table-cell>
          <table:table-cell table:style-name="ce9" office:value-type="string" calcext:value-type="string">
            <text:p><text:a xlink:href="https://nl.wikipedia.org/wiki/D%27Orjo_de_Marchovelette" xlink:type="simple">https://nl.wikipedia.org/wiki/D%27Orjo_de_Marchovelette</text:a></text:p>
          </table:table-cell>
          <table:table-cell table:style-name="ce4"/>
          <table:table-cell table:style-name="ce12" table:formula="of:=HYPERLINK(CONCATENATE(&quot;https://osm.org/search?query=&quot;; [.C20];&quot;,watermael-boisfort&quot;))" office:value-type="string" office:string-value="https://osm.org/search?query=Avenue Charles d'Orjo de Marchovelette,watermael-boisfort" calcext:value-type="string">
            <text:p>https://osm.org/search?query=Avenue Charles d'Orjo de Marchovelette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Coloniale</text:p>
          </table:table-cell>
          <table:table-cell table:style-name="ce2" office:value-type="string" calcext:value-type="string">
            <text:p>Koloniale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21];&quot;,watermael-boisfort&quot;))" office:value-type="string" office:string-value="https://osm.org/search?query=Avenue Coloniale,watermael-boisfort" calcext:value-type="string">
            <text:p>https://osm.org/search?query=Avenue Coloniale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lleur</text:p>
          </table:table-cell>
          <table:table-cell table:style-name="ce2" office:value-type="string" calcext:value-type="string">
            <text:p>Delleurlaan</text:p>
          </table:table-cell>
          <table:table-cell table:style-name="ce4"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edia</text:p>
          </table:table-cell>
          <table:table-cell table:style-name="ce10" office:value-type="string" calcext:value-type="string">
            <text:p><text:a xlink:href="https://nl.wikipedia.org/w/index.php?title=Jean-Henri_Delleur&amp;action=edit&amp;redlink=1" xlink:type="simple">Jean-Henri Delleur, oud-burgemeester</text:a></text:p>
          </table:table-cell>
          <table:table-cell table:style-name="ce12" table:formula="of:=HYPERLINK(CONCATENATE(&quot;https://osm.org/search?query=&quot;; [.C22];&quot;,watermael-boisfort&quot;))" office:value-type="string" office:string-value="https://osm.org/search?query=Avenue Delleur,watermael-boisfort" calcext:value-type="string">
            <text:p>https://osm.org/search?query=Avenue Delleur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Emile Van Becelaere</text:p>
          </table:table-cell>
          <table:table-cell table:style-name="ce2" office:value-type="string" calcext:value-type="string">
            <text:p>Emile Van Becelaerelaan</text:p>
          </table:table-cell>
          <table:table-cell table:style-name="ce4"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edia</text:p>
          </table:table-cell>
          <table:table-cell table:style-name="ce3" office:value-type="string" calcext:value-type="string">
            <text:p>burgemeester</text:p>
          </table:table-cell>
          <table:table-cell table:style-name="ce12" table:formula="of:=HYPERLINK(CONCATENATE(&quot;https://osm.org/search?query=&quot;; [.C23];&quot;,watermael-boisfort&quot;))" office:value-type="string" office:string-value="https://osm.org/search?query=Avenue Emile Van Becelaere,watermael-boisfort" calcext:value-type="string">
            <text:p>https://osm.org/search?query=Avenue Emile Van Becelaere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Georges Benoidt</text:p>
          </table:table-cell>
          <table:table-cell table:style-name="ce2" office:value-type="string" calcext:value-type="string">
            <text:p>Georges Benoidtlaan</text:p>
          </table:table-cell>
          <table:table-cell table:style-name="ce4"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edia</text:p>
          </table:table-cell>
          <table:table-cell table:style-name="ce2" office:value-type="string" calcext:value-type="string">
            <text:p>burgemeester</text:p>
          </table:table-cell>
          <table:table-cell table:style-name="ce12" table:formula="of:=HYPERLINK(CONCATENATE(&quot;https://osm.org/search?query=&quot;; [.C24];&quot;,watermael-boisfort&quot;))" office:value-type="string" office:string-value="https://osm.org/search?query=Avenue Georges Benoidt,watermael-boisfort" calcext:value-type="string">
            <text:p>https://osm.org/search?query=Avenue Georges Benoidt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Guillaume Crock</text:p>
          </table:table-cell>
          <table:table-cell table:style-name="ce2" office:value-type="string" calcext:value-type="string">
            <text:p>Guillaume Crocklaan</text:p>
          </table:table-cell>
          <table:table-cell table:style-name="ce4"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edia</text:p>
          </table:table-cell>
          <table:table-cell table:style-name="ce2" office:value-type="string" calcext:value-type="string">
            <text:p>??</text:p>
          </table:table-cell>
          <table:table-cell table:style-name="ce12" table:formula="of:=HYPERLINK(CONCATENATE(&quot;https://osm.org/search?query=&quot;; [.C25];&quot;,watermael-boisfort&quot;))" office:value-type="string" office:string-value="https://osm.org/search?query=Avenue Guillaume Crock,watermael-boisfort" calcext:value-type="string">
            <text:p>https://osm.org/search?query=Avenue Guillaume Crock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Gustave Demey</text:p>
          </table:table-cell>
          <table:table-cell table:style-name="ce2" office:value-type="string" calcext:value-type="string">
            <text:p>Gustave Demeylaan</text:p>
          </table:table-cell>
          <table:table-cell table:style-name="ce2" office:value-type="string" calcext:value-type="string">
            <text:p>Q312116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4"/>
          <table:table-cell table:style-name="ce2" office:value-type="string" calcext:value-type="string">
            <text:p>politieker</text:p>
          </table:table-cell>
          <table:table-cell table:style-name="ce12" table:formula="of:=HYPERLINK(CONCATENATE(&quot;https://osm.org/search?query=&quot;; [.C26];&quot;,watermael-boisfort&quot;))" office:value-type="string" office:string-value="https://osm.org/search?query=Avenue Gustave Demey,watermael-boisfort" calcext:value-type="string">
            <text:p>https://osm.org/search?query=Avenue Gustave Demey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Jean Van Horenbeeck</text:p>
          </table:table-cell>
          <table:table-cell table:style-name="ce2" office:value-type="string" calcext:value-type="string">
            <text:p>Jean Van Horenbeecklaan</text:p>
          </table:table-cell>
          <table:table-cell table:style-name="ce4"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epedia</text:p>
          </table:table-cell>
          <table:table-cell table:style-name="ce2" office:value-type="string" calcext:value-type="string">
            <text:p>soldaat</text:p>
          </table:table-cell>
          <table:table-cell table:style-name="ce12" table:formula="of:=HYPERLINK(CONCATENATE(&quot;https://osm.org/search?query=&quot;; [.C27];&quot;,watermael-boisfort&quot;))" office:value-type="string" office:string-value="https://osm.org/search?query=Avenue Jean Van Horenbeeck,watermael-boisfort" calcext:value-type="string">
            <text:p>https://osm.org/search?query=Avenue Jean Van Horenbeeck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Jean-François Leemans</text:p>
          </table:table-cell>
          <table:table-cell table:style-name="ce2" office:value-type="string" calcext:value-type="string">
            <text:p>Jean-François Leemanslaan</text:p>
          </table:table-cell>
          <table:table-cell table:style-name="ce4"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epedia</text:p>
          </table:table-cell>
          <table:table-cell table:style-name="ce2" office:value-type="string" calcext:value-type="string">
            <text:p>ik vind niets</text:p>
          </table:table-cell>
          <table:table-cell table:style-name="ce12" table:formula="of:=HYPERLINK(CONCATENATE(&quot;https://osm.org/search?query=&quot;; [.C28];&quot;,watermael-boisfort&quot;))" office:value-type="string" office:string-value="https://osm.org/search?query=Avenue Jean-François Leemans,watermael-boisfort" calcext:value-type="string">
            <text:p>https://osm.org/search?query=Avenue Jean-François Leemans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Louis Vander Swaelmen</text:p>
          </table:table-cell>
          <table:table-cell table:style-name="ce2" office:value-type="string" calcext:value-type="string">
            <text:p>Louis Vander Swaelmenlaan</text:p>
          </table:table-cell>
          <table:table-cell table:style-name="ce4"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epedia</text:p>
          </table:table-cell>
          <table:table-cell table:style-name="ce2" office:value-type="string" calcext:value-type="string">
            <text:p>architecte-paysagiste, urbaniste</text:p>
          </table:table-cell>
          <table:table-cell table:style-name="ce12" table:formula="of:=HYPERLINK(CONCATENATE(&quot;https://osm.org/search?query=&quot;; [.C29];&quot;,watermael-boisfort&quot;))" office:value-type="string" office:string-value="https://osm.org/search?query=Avenue Louis Vander Swaelmen,watermael-boisfort" calcext:value-type="string">
            <text:p>https://osm.org/search?query=Avenue Louis Vander Swaelmen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Léopold Wiener</text:p>
          </table:table-cell>
          <table:table-cell table:style-name="ce2" office:value-type="string" calcext:value-type="string">
            <text:p>Léopold Wienerlaan</text:p>
          </table:table-cell>
          <table:table-cell table:style-name="ce2" office:value-type="string" calcext:value-type="string">
            <text:p>Q251941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4" table:number-columns-repeated="2"/>
          <table:table-cell table:style-name="ce12" table:formula="of:=HYPERLINK(CONCATENATE(&quot;https://osm.org/search?query=&quot;; [.C30];&quot;,watermael-boisfort&quot;))" office:value-type="string" office:string-value="https://osm.org/search?query=Avenue Léopold Wiener,watermael-boisfort" calcext:value-type="string">
            <text:p>https://osm.org/search?query=Avenue Léopold Wiener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Marie-Clotilde</text:p>
          </table:table-cell>
          <table:table-cell table:style-name="ce2" office:value-type="string" calcext:value-type="string">
            <text:p>Marie-Clotildelaan</text:p>
          </table:table-cell>
          <table:table-cell table:style-name="ce4"/>
          <table:table-cell table:style-name="ce2" table:content-validation-name="val1" office:value-type="string" calcext:value-type="string">
            <text:p>Femme/Vrouw</text:p>
          </table:table-cell>
          <table:table-cell table:style-name="ce4"/>
          <table:table-cell table:style-name="ce2" office:value-type="string" calcext:value-type="string">
            <text:p>No data found</text:p>
          </table:table-cell>
          <table:table-cell table:style-name="ce12" table:formula="of:=HYPERLINK(CONCATENATE(&quot;https://osm.org/search?query=&quot;; [.C31];&quot;,watermael-boisfort&quot;))" office:value-type="string" office:string-value="https://osm.org/search?query=Avenue Marie-Clotilde,watermael-boisfort" calcext:value-type="string">
            <text:p>https://osm.org/search?query=Avenue Marie-Clotilde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Pré des Agneaux</text:p>
          </table:table-cell>
          <table:table-cell table:style-name="ce2" office:value-type="string" calcext:value-type="string">
            <text:p>Lammerendries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32];&quot;,watermael-boisfort&quot;))" office:value-type="string" office:string-value="https://osm.org/search?query=Avenue Pré des Agneaux,watermael-boisfort" calcext:value-type="string">
            <text:p>https://osm.org/search?query=Avenue Pré des Agneaux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Thomson</text:p>
          </table:table-cell>
          <table:table-cell table:style-name="ce2" office:value-type="string" calcext:value-type="string">
            <text:p>Thomsonlaan</text:p>
          </table:table-cell>
          <table:table-cell table:style-name="ce4"/>
          <table:table-cell table:style-name="ce4" table:content-validation-name="val1"/>
          <table:table-cell table:style-name="ce4"/>
          <table:table-cell table:style-name="ce2" office:value-type="string" calcext:value-type="string">
            <text:p>No data found</text:p>
          </table:table-cell>
          <table:table-cell table:style-name="ce12" table:formula="of:=HYPERLINK(CONCATENATE(&quot;https://osm.org/search?query=&quot;; [.C33];&quot;,watermael-boisfort&quot;))" office:value-type="string" office:string-value="https://osm.org/search?query=Avenue Thomson,watermael-boisfort" calcext:value-type="string">
            <text:p>https://osm.org/search?query=Avenue Thomson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Van Kerm</text:p>
          </table:table-cell>
          <table:table-cell table:style-name="ce2" office:value-type="string" calcext:value-type="string">
            <text:p>Van Kermlaan</text:p>
          </table:table-cell>
          <table:table-cell table:style-name="ce4"/>
          <table:table-cell table:style-name="ce4" table:content-validation-name="val1"/>
          <table:table-cell table:style-name="ce4"/>
          <table:table-cell table:style-name="ce2" office:value-type="string" calcext:value-type="string">
            <text:p>No data found</text:p>
          </table:table-cell>
          <table:table-cell table:style-name="ce12" table:formula="of:=HYPERLINK(CONCATENATE(&quot;https://osm.org/search?query=&quot;; [.C34];&quot;,watermael-boisfort&quot;))" office:value-type="string" office:string-value="https://osm.org/search?query=Avenue Van Kerm,watermael-boisfort" calcext:value-type="string">
            <text:p>https://osm.org/search?query=Avenue Van Kerm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 Tercoigne</text:p>
          </table:table-cell>
          <table:table-cell table:style-name="ce2" office:value-type="string" calcext:value-type="string">
            <text:p>Tercoigne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35];&quot;,watermael-boisfort&quot;))" office:value-type="string" office:string-value="https://osm.org/search?query=Avenue de Tercoigne,watermael-boisfort" calcext:value-type="string">
            <text:p>https://osm.org/search?query=Avenue de Tercoigne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 Visé</text:p>
          </table:table-cell>
          <table:table-cell table:style-name="ce2" office:value-type="string" calcext:value-type="string">
            <text:p>Visé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36];&quot;,watermael-boisfort&quot;))" office:value-type="string" office:string-value="https://osm.org/search?query=Avenue de Visé,watermael-boisfort" calcext:value-type="string">
            <text:p>https://osm.org/search?query=Avenue de Visé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 l'Arbalète</text:p>
          </table:table-cell>
          <table:table-cell table:style-name="ce2" office:value-type="string" calcext:value-type="string">
            <text:p>Kruisboog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37];&quot;,watermael-boisfort&quot;))" office:value-type="string" office:string-value="https://osm.org/search?query=Avenue de l'Arbalète,watermael-boisfort" calcext:value-type="string">
            <text:p>https://osm.org/search?query=Avenue de l'Arbalète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 l'Hermine</text:p>
          </table:table-cell>
          <table:table-cell table:style-name="ce2" office:value-type="string" calcext:value-type="string">
            <text:p>Hermelijn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38];&quot;,watermael-boisfort&quot;))" office:value-type="string" office:string-value="https://osm.org/search?query=Avenue de l'Hermine,watermael-boisfort" calcext:value-type="string">
            <text:p>https://osm.org/search?query=Avenue de l'Hermine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 la Fauconnerie</text:p>
          </table:table-cell>
          <table:table-cell table:style-name="ce2" office:value-type="string" calcext:value-type="string">
            <text:p>Valkerij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39];&quot;,watermael-boisfort&quot;))" office:value-type="string" office:string-value="https://osm.org/search?query=Avenue de la Fauconnerie,watermael-boisfort" calcext:value-type="string">
            <text:p>https://osm.org/search?query=Avenue de la Fauconnerie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 la Foresterie</text:p>
          </table:table-cell>
          <table:table-cell table:style-name="ce2" office:value-type="string" calcext:value-type="string">
            <text:p>Vorsterie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40];&quot;,watermael-boisfort&quot;))" office:value-type="string" office:string-value="https://osm.org/search?query=Avenue de la Foresterie,watermael-boisfort" calcext:value-type="string">
            <text:p>https://osm.org/search?query=Avenue de la Foresterie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 la Houlette</text:p>
          </table:table-cell>
          <table:table-cell table:style-name="ce2" office:value-type="string" calcext:value-type="string">
            <text:p>Herdersstaf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41];&quot;,watermael-boisfort&quot;))" office:value-type="string" office:string-value="https://osm.org/search?query=Avenue de la Houlette,watermael-boisfort" calcext:value-type="string">
            <text:p>https://osm.org/search?query=Avenue de la Houlette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 la Héronnière</text:p>
          </table:table-cell>
          <table:table-cell table:style-name="ce2" office:value-type="string" calcext:value-type="string">
            <text:p>Reigerbos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42];&quot;,watermael-boisfort&quot;))" office:value-type="string" office:string-value="https://osm.org/search?query=Avenue de la Héronnière,watermael-boisfort" calcext:value-type="string">
            <text:p>https://osm.org/search?query=Avenue de la Héronnière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 la Sauvagine</text:p>
          </table:table-cell>
          <table:table-cell table:style-name="ce2" office:value-type="string" calcext:value-type="string">
            <text:p>Waterwild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43];&quot;,watermael-boisfort&quot;))" office:value-type="string" office:string-value="https://osm.org/search?query=Avenue de la Sauvagine,watermael-boisfort" calcext:value-type="string">
            <text:p>https://osm.org/search?query=Avenue de la Sauvagine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 la Tenderie</text:p>
          </table:table-cell>
          <table:table-cell table:style-name="ce2" office:value-type="string" calcext:value-type="string">
            <text:p>Vogelvangst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44];&quot;,watermael-boisfort&quot;))" office:value-type="string" office:string-value="https://osm.org/search?query=Avenue de la Tenderie,watermael-boisfort" calcext:value-type="string">
            <text:p>https://osm.org/search?query=Avenue de la Tenderie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s Ablettes</text:p>
          </table:table-cell>
          <table:table-cell table:style-name="ce2" office:value-type="string" calcext:value-type="string">
            <text:p>Witvissen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45];&quot;,watermael-boisfort&quot;))" office:value-type="string" office:string-value="https://osm.org/search?query=Avenue des Ablettes,watermael-boisfort" calcext:value-type="string">
            <text:p>https://osm.org/search?query=Avenue des Ablettes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s Airelles</text:p>
          </table:table-cell>
          <table:table-cell table:style-name="ce2" office:value-type="string" calcext:value-type="string">
            <text:p>Bosbessen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46];&quot;,watermael-boisfort&quot;))" office:value-type="string" office:string-value="https://osm.org/search?query=Avenue des Airelles,watermael-boisfort" calcext:value-type="string">
            <text:p>https://osm.org/search?query=Avenue des Airelles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s Archiducs</text:p>
          </table:table-cell>
          <table:table-cell table:style-name="ce2" office:value-type="string" calcext:value-type="string">
            <text:p>Aartshertogen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47];&quot;,watermael-boisfort&quot;))" office:value-type="string" office:string-value="https://osm.org/search?query=Avenue des Archiducs,watermael-boisfort" calcext:value-type="string">
            <text:p>https://osm.org/search?query=Avenue des Archiducs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s Bouleaux</text:p>
          </table:table-cell>
          <table:table-cell table:style-name="ce2" office:value-type="string" calcext:value-type="string">
            <text:p>Berken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48];&quot;,watermael-boisfort&quot;))" office:value-type="string" office:string-value="https://osm.org/search?query=Avenue des Bouleaux,watermael-boisfort" calcext:value-type="string">
            <text:p>https://osm.org/search?query=Avenue des Bouleaux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s Campanules</text:p>
          </table:table-cell>
          <table:table-cell table:style-name="ce2" office:value-type="string" calcext:value-type="string">
            <text:p>Klokjes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49];&quot;,watermael-boisfort&quot;))" office:value-type="string" office:string-value="https://osm.org/search?query=Avenue des Campanules,watermael-boisfort" calcext:value-type="string">
            <text:p>https://osm.org/search?query=Avenue des Campanules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s Charançons</text:p>
          </table:table-cell>
          <table:table-cell table:style-name="ce2" office:value-type="string" calcext:value-type="string">
            <text:p>Kalander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50];&quot;,watermael-boisfort&quot;))" office:value-type="string" office:string-value="https://osm.org/search?query=Avenue des Charançons,watermael-boisfort" calcext:value-type="string">
            <text:p>https://osm.org/search?query=Avenue des Charançons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s Coccinelles</text:p>
          </table:table-cell>
          <table:table-cell table:style-name="ce2" office:value-type="string" calcext:value-type="string">
            <text:p>Heersbeestjes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51];&quot;,watermael-boisfort&quot;))" office:value-type="string" office:string-value="https://osm.org/search?query=Avenue des Coccinelles,watermael-boisfort" calcext:value-type="string">
            <text:p>https://osm.org/search?query=Avenue des Coccinelles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s Coccinelles</text:p>
          </table:table-cell>
          <table:table-cell table:style-name="ce2" office:value-type="string" calcext:value-type="string">
            <text:p>Onze-Lieve-Heersbeestjes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52];&quot;,watermael-boisfort&quot;))" office:value-type="string" office:string-value="https://osm.org/search?query=Avenue des Coccinelles,watermael-boisfort" calcext:value-type="string">
            <text:p>https://osm.org/search?query=Avenue des Coccinelles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s Courtilières</text:p>
          </table:table-cell>
          <table:table-cell table:style-name="ce2" office:value-type="string" calcext:value-type="string">
            <text:p>Aardkrekel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53];&quot;,watermael-boisfort&quot;))" office:value-type="string" office:string-value="https://osm.org/search?query=Avenue des Courtilières,watermael-boisfort" calcext:value-type="string">
            <text:p>https://osm.org/search?query=Avenue des Courtilières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s Deux Montagnes</text:p>
          </table:table-cell>
          <table:table-cell table:style-name="ce2" office:value-type="string" calcext:value-type="string">
            <text:p>Twee Bergen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54];&quot;,watermael-boisfort&quot;))" office:value-type="string" office:string-value="https://osm.org/search?query=Avenue des Deux Montagnes,watermael-boisfort" calcext:value-type="string">
            <text:p>https://osm.org/search?query=Avenue des Deux Montagnes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s Dryades</text:p>
          </table:table-cell>
          <table:table-cell table:style-name="ce2" office:value-type="string" calcext:value-type="string">
            <text:p>Bosnimfen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55];&quot;,watermael-boisfort&quot;))" office:value-type="string" office:string-value="https://osm.org/search?query=Avenue des Dryades,watermael-boisfort" calcext:value-type="string">
            <text:p>https://osm.org/search?query=Avenue des Dryades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s Gerfauts</text:p>
          </table:table-cell>
          <table:table-cell table:style-name="ce2" office:value-type="string" calcext:value-type="string">
            <text:p>Giervalken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56];&quot;,watermael-boisfort&quot;))" office:value-type="string" office:string-value="https://osm.org/search?query=Avenue des Gerfauts,watermael-boisfort" calcext:value-type="string">
            <text:p>https://osm.org/search?query=Avenue des Gerfauts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s Hannetons</text:p>
          </table:table-cell>
          <table:table-cell table:style-name="ce2" office:value-type="string" calcext:value-type="string">
            <text:p>Meikevers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57];&quot;,watermael-boisfort&quot;))" office:value-type="string" office:string-value="https://osm.org/search?query=Avenue des Hannetons,watermael-boisfort" calcext:value-type="string">
            <text:p>https://osm.org/search?query=Avenue des Hannetons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s Jardinets</text:p>
          </table:table-cell>
          <table:table-cell table:style-name="ce2" office:value-type="string" calcext:value-type="string">
            <text:p>Tuintjes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58];&quot;,watermael-boisfort&quot;))" office:value-type="string" office:string-value="https://osm.org/search?query=Avenue des Jardinets,watermael-boisfort" calcext:value-type="string">
            <text:p>https://osm.org/search?query=Avenue des Jardinets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s Longicornes</text:p>
          </table:table-cell>
          <table:table-cell table:style-name="ce2" office:value-type="string" calcext:value-type="string">
            <text:p>Hoornkevers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59];&quot;,watermael-boisfort&quot;))" office:value-type="string" office:string-value="https://osm.org/search?query=Avenue des Longicornes,watermael-boisfort" calcext:value-type="string">
            <text:p>https://osm.org/search?query=Avenue des Longicornes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s Lucanes</text:p>
          </table:table-cell>
          <table:table-cell table:style-name="ce2" office:value-type="string" calcext:value-type="string">
            <text:p>Schallebijters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60];&quot;,watermael-boisfort&quot;))" office:value-type="string" office:string-value="https://osm.org/search?query=Avenue des Lucanes,watermael-boisfort" calcext:value-type="string">
            <text:p>https://osm.org/search?query=Avenue des Lucanes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s Lucioles</text:p>
          </table:table-cell>
          <table:table-cell table:style-name="ce2" office:value-type="string" calcext:value-type="string">
            <text:p>Glimwormen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61];&quot;,watermael-boisfort&quot;))" office:value-type="string" office:string-value="https://osm.org/search?query=Avenue des Lucioles,watermael-boisfort" calcext:value-type="string">
            <text:p>https://osm.org/search?query=Avenue des Lucioles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s Mantes</text:p>
          </table:table-cell>
          <table:table-cell table:style-name="ce2" office:value-type="string" calcext:value-type="string">
            <text:p>Bidsprinkhanen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62];&quot;,watermael-boisfort&quot;))" office:value-type="string" office:string-value="https://osm.org/search?query=Avenue des Mantes,watermael-boisfort" calcext:value-type="string">
            <text:p>https://osm.org/search?query=Avenue des Mantes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s Mûriers</text:p>
          </table:table-cell>
          <table:table-cell table:style-name="ce2" office:value-type="string" calcext:value-type="string">
            <text:p>Moerbeziebomen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63];&quot;,watermael-boisfort&quot;))" office:value-type="string" office:string-value="https://osm.org/search?query=Avenue des Mûriers,watermael-boisfort" calcext:value-type="string">
            <text:p>https://osm.org/search?query=Avenue des Mûriers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s Naïades</text:p>
          </table:table-cell>
          <table:table-cell table:style-name="ce2" office:value-type="string" calcext:value-type="string">
            <text:p>Najaden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64];&quot;,watermael-boisfort&quot;))" office:value-type="string" office:string-value="https://osm.org/search?query=Avenue des Naïades,watermael-boisfort" calcext:value-type="string">
            <text:p>https://osm.org/search?query=Avenue des Naïades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s Nymphes</text:p>
          </table:table-cell>
          <table:table-cell table:style-name="ce2" office:value-type="string" calcext:value-type="string">
            <text:p>Nimfen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65];&quot;,watermael-boisfort&quot;))" office:value-type="string" office:string-value="https://osm.org/search?query=Avenue des Nymphes,watermael-boisfort" calcext:value-type="string">
            <text:p>https://osm.org/search?query=Avenue des Nymphes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s Ortolans</text:p>
          </table:table-cell>
          <table:table-cell table:style-name="ce2" office:value-type="string" calcext:value-type="string">
            <text:p>Ortolanen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66];&quot;,watermael-boisfort&quot;))" office:value-type="string" office:string-value="https://osm.org/search?query=Avenue des Ortolans,watermael-boisfort" calcext:value-type="string">
            <text:p>https://osm.org/search?query=Avenue des Ortolans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s Princes Brabançons</text:p>
          </table:table-cell>
          <table:table-cell table:style-name="ce2" office:value-type="string" calcext:value-type="string">
            <text:p>Brabantse Prinsen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67];&quot;,watermael-boisfort&quot;))" office:value-type="string" office:string-value="https://osm.org/search?query=Avenue des Princes Brabançons,watermael-boisfort" calcext:value-type="string">
            <text:p>https://osm.org/search?query=Avenue des Princes Brabançons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s Staphylins</text:p>
          </table:table-cell>
          <table:table-cell table:style-name="ce2" office:value-type="string" calcext:value-type="string">
            <text:p>Roofkevers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68];&quot;,watermael-boisfort&quot;))" office:value-type="string" office:string-value="https://osm.org/search?query=Avenue des Staphylins,watermael-boisfort" calcext:value-type="string">
            <text:p>https://osm.org/search?query=Avenue des Staphylins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s Sylphes</text:p>
          </table:table-cell>
          <table:table-cell table:style-name="ce2" office:value-type="string" calcext:value-type="string">
            <text:p>Silfen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69];&quot;,watermael-boisfort&quot;))" office:value-type="string" office:string-value="https://osm.org/search?query=Avenue des Sylphes,watermael-boisfort" calcext:value-type="string">
            <text:p>https://osm.org/search?query=Avenue des Sylphes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s Taillis</text:p>
          </table:table-cell>
          <table:table-cell table:style-name="ce2" office:value-type="string" calcext:value-type="string">
            <text:p>Hakhoutlaan</text:p>
          </table:table-cell>
          <table:table-cell table:style-name="ce4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table:number-columns-repeated="2"/>
          <table:table-cell table:style-name="ce12" table:formula="of:=HYPERLINK(CONCATENATE(&quot;https://osm.org/search?query=&quot;; [.C70];&quot;,watermael-boisfort&quot;))" office:value-type="string" office:string-value="https://osm.org/search?query=Avenue des Taillis,watermael-boisfort" calcext:value-type="string">
            <text:p>https://osm.org/search?query=Avenue des Taillis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way</text:p>
          </table:table-cell>
          <table:table-cell table:style-name="ce4"/>
          <table:table-cell table:style-name="ce2" office:value-type="string" calcext:value-type="string">
            <text:p>Avenue des Vestales</text:p>
          </table:table-cell>
          <table:table-cell table:style-name="ce2" office:value-type="string" calcext:value-type="string">
            <text:p>Vestalenlaan</text:p>
          </table:table-cell>
          <table:table-cell table:style-name="ce2" office:value-type="string" calcext:value-type="string">
            <text:p>Q188761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style-name="ce4" table:number-columns-repeated="2"/>
          <table:table-cell table:style-name="ce12" table:formula="of:=HYPERLINK(CONCATENATE(&quot;https://osm.org/search?query=&quot;; [.C71];&quot;,watermael-boisfort&quot;))" office:value-type="string" office:string-value="https://osm.org/search?query=Avenue des Vestales,watermael-boisfort" calcext:value-type="string">
            <text:p>https://osm.org/search?query=Avenue des Vestales,watermael-boisfort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Avenue du Bois de la Cambre</text:p>
          </table:table-cell>
          <table:table-cell table:style-name="ce7" office:value-type="string" calcext:value-type="string">
            <text:p>Ter Kamerenboslaan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72];&quot;,watermael-boisfort&quot;))" office:value-type="string" office:string-value="https://osm.org/search?query=Avenue du Bois de la Cambre,watermael-boisfort" calcext:value-type="string">
            <text:p>https://osm.org/search?query=Avenue du Bois de la Cambre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Avenue du Cerf-Volant</text:p>
          </table:table-cell>
          <table:table-cell table:style-name="ce7" office:value-type="string" calcext:value-type="string">
            <text:p>Vliegerlaan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73];&quot;,watermael-boisfort&quot;))" office:value-type="string" office:string-value="https://osm.org/search?query=Avenue du Cerf-Volant,watermael-boisfort" calcext:value-type="string">
            <text:p>https://osm.org/search?query=Avenue du Cerf-Volant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Avenue du Col-Vert</text:p>
          </table:table-cell>
          <table:table-cell table:style-name="ce7" office:value-type="string" calcext:value-type="string">
            <text:p>Groenkraaglaan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74];&quot;,watermael-boisfort&quot;))" office:value-type="string" office:string-value="https://osm.org/search?query=Avenue du Col-Vert,watermael-boisfort" calcext:value-type="string">
            <text:p>https://osm.org/search?query=Avenue du Col-Vert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Avenue du Cor de Chasse</text:p>
          </table:table-cell>
          <table:table-cell table:style-name="ce7" office:value-type="string" calcext:value-type="string">
            <text:p>Jachthoornlaan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75];&quot;,watermael-boisfort&quot;))" office:value-type="string" office:string-value="https://osm.org/search?query=Avenue du Cor de Chasse,watermael-boisfort" calcext:value-type="string">
            <text:p>https://osm.org/search?query=Avenue du Cor de Chasse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Avenue du Daim</text:p>
          </table:table-cell>
          <table:table-cell table:style-name="ce7" office:value-type="string" calcext:value-type="string">
            <text:p>Damhertlaan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76];&quot;,watermael-boisfort&quot;))" office:value-type="string" office:string-value="https://osm.org/search?query=Avenue du Daim,watermael-boisfort" calcext:value-type="string">
            <text:p>https://osm.org/search?query=Avenue du Daim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Avenue du Dirigeable</text:p>
          </table:table-cell>
          <table:table-cell table:style-name="ce7" office:value-type="string" calcext:value-type="string">
            <text:p>Luchtschiplaan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77];&quot;,watermael-boisfort&quot;))" office:value-type="string" office:string-value="https://osm.org/search?query=Avenue du Dirigeable,watermael-boisfort" calcext:value-type="string">
            <text:p>https://osm.org/search?query=Avenue du Dirigeable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Avenue du Geai</text:p>
          </table:table-cell>
          <table:table-cell table:style-name="ce7" office:value-type="string" calcext:value-type="string">
            <text:p>Gaailaan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78];&quot;,watermael-boisfort&quot;))" office:value-type="string" office:string-value="https://osm.org/search?query=Avenue du Geai,watermael-boisfort" calcext:value-type="string">
            <text:p>https://osm.org/search?query=Avenue du Geai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Avenue du Grand Forestier</text:p>
          </table:table-cell>
          <table:table-cell table:style-name="ce7" office:value-type="string" calcext:value-type="string">
            <text:p>Woudmeesterlaan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79];&quot;,watermael-boisfort&quot;))" office:value-type="string" office:string-value="https://osm.org/search?query=Avenue du Grand Forestier,watermael-boisfort" calcext:value-type="string">
            <text:p>https://osm.org/search?query=Avenue du Grand Forestier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Avenue du Houx</text:p>
          </table:table-cell>
          <table:table-cell table:style-name="ce7" office:value-type="string" calcext:value-type="string">
            <text:p>Hulstlaan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80];&quot;,watermael-boisfort&quot;))" office:value-type="string" office:string-value="https://osm.org/search?query=Avenue du Houx,watermael-boisfort" calcext:value-type="string">
            <text:p>https://osm.org/search?query=Avenue du Houx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Avenue du Martin-Pêcheur</text:p>
          </table:table-cell>
          <table:table-cell table:style-name="ce7" office:value-type="string" calcext:value-type="string">
            <text:p>IJsvogellaan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81];&quot;,watermael-boisfort&quot;))" office:value-type="string" office:string-value="https://osm.org/search?query=Avenue du Martin-Pêcheur,watermael-boisfort" calcext:value-type="string">
            <text:p>https://osm.org/search?query=Avenue du Martin-Pêcheur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Avenue du Ramier</text:p>
          </table:table-cell>
          <table:table-cell table:style-name="ce7" office:value-type="string" calcext:value-type="string">
            <text:p>Bosduiflaan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82];&quot;,watermael-boisfort&quot;))" office:value-type="string" office:string-value="https://osm.org/search?query=Avenue du Ramier,watermael-boisfort" calcext:value-type="string">
            <text:p>https://osm.org/search?query=Avenue du Ramier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Avenue Émile Van Becelaere</text:p>
          </table:table-cell>
          <table:table-cell table:style-name="ce7" office:value-type="string" calcext:value-type="string">
            <text:p>Émile Van Becelaerelaan</text:p>
          </table:table-cell>
          <table:table-cell table:style-name="ce5"/>
          <table:table-cell table:style-name="ce7" table:content-validation-name="val1" office:value-type="string" calcext:value-type="string">
            <text:p>Homme/Man</text:p>
          </table:table-cell>
          <table:table-cell table:style-name="ce7" office:value-type="string" calcext:value-type="string">
            <text:p>Pas de Wikidata ni Wikipedia</text:p>
          </table:table-cell>
          <table:table-cell table:style-name="ce7" office:value-type="string" calcext:value-type="string">
            <text:p>Bourgmestre 1895-1904</text:p>
          </table:table-cell>
          <table:table-cell table:style-name="ce13" table:formula="of:=HYPERLINK(CONCATENATE(&quot;https://osm.org/search?query=&quot;; [.C83];&quot;,watermael-boisfort&quot;))" office:value-type="string" office:string-value="https://osm.org/search?query=Avenue Émile Van Becelaere,watermael-boisfort" calcext:value-type="string">
            <text:p>https://osm.org/search?query=Avenue Émile Van Becelaere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Avenue Émile van Becelaere</text:p>
          </table:table-cell>
          <table:table-cell table:style-name="ce7" office:value-type="string" calcext:value-type="string">
            <text:p>Émile Van Becelaerelaan</text:p>
          </table:table-cell>
          <table:table-cell table:style-name="ce5"/>
          <table:table-cell table:style-name="ce5" table:content-validation-name="val1" table:formula="of:=[.F83]" office:value-type="string" office:string-value="Homme/Man" calcext:value-type="string">
            <text:p>Homme/Man</text:p>
          </table:table-cell>
          <table:table-cell table:style-name="ce5" table:formula="of:=[.G83]" office:value-type="string" office:string-value="Pas de Wikidata ni Wikipedia" calcext:value-type="string">
            <text:p>Pas de Wikidata ni Wikipedia</text:p>
          </table:table-cell>
          <table:table-cell table:style-name="ce5" table:formula="of:=[.H83]" office:value-type="string" office:string-value="Bourgmestre 1895-1904" calcext:value-type="string">
            <text:p>Bourgmestre 1895-1904</text:p>
          </table:table-cell>
          <table:table-cell table:style-name="ce13" table:formula="of:=HYPERLINK(CONCATENATE(&quot;https://osm.org/search?query=&quot;; [.C84];&quot;,watermael-boisfort&quot;))" office:value-type="string" office:string-value="https://osm.org/search?query=Avenue Émile van Becelaere,watermael-boisfort" calcext:value-type="string">
            <text:p>https://osm.org/search?query=Avenue Émile van Becelaere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Chemin des Ours</text:p>
          </table:table-cell>
          <table:table-cell table:style-name="ce7" office:value-type="string" calcext:value-type="string">
            <text:p>Berenweg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85];&quot;,watermael-boisfort&quot;))" office:value-type="string" office:string-value="https://osm.org/search?query=Chemin des Ours,watermael-boisfort" calcext:value-type="string">
            <text:p>https://osm.org/search?query=Chemin des Ours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Boulevard du Souverain</text:p>
          </table:table-cell>
          <table:table-cell table:style-name="ce7" office:value-type="string" calcext:value-type="string">
            <text:p>Vorstlaan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86];&quot;,watermael-boisfort&quot;))" office:value-type="string" office:string-value="https://osm.org/search?query=Boulevard du Souverain,watermael-boisfort" calcext:value-type="string">
            <text:p>https://osm.org/search?query=Boulevard du Souverain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Chaussée de Boitsfort</text:p>
          </table:table-cell>
          <table:table-cell table:style-name="ce7" office:value-type="string" calcext:value-type="string">
            <text:p>Bosvoordsesteenweg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87];&quot;,watermael-boisfort&quot;))" office:value-type="string" office:string-value="https://osm.org/search?query=Chaussée de Boitsfort,watermael-boisfort" calcext:value-type="string">
            <text:p>https://osm.org/search?query=Chaussée de Boitsfort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Chaussée de La Hulpe</text:p>
          </table:table-cell>
          <table:table-cell table:style-name="ce7" office:value-type="string" calcext:value-type="string">
            <text:p>Terhulpsesteenweg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88];&quot;,watermael-boisfort&quot;))" office:value-type="string" office:string-value="https://osm.org/search?query=Chaussée de La Hulpe,watermael-boisfort" calcext:value-type="string">
            <text:p>https://osm.org/search?query=Chaussée de La Hulpe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Chaussée de Mont-Saint-Jean</text:p>
          </table:table-cell>
          <table:table-cell table:style-name="ce7" office:value-type="string" calcext:value-type="string">
            <text:p>Sint-Jansbergsteenweg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89];&quot;,watermael-boisfort&quot;))" office:value-type="string" office:string-value="https://osm.org/search?query=Chaussée de Mont-Saint-Jean,watermael-boisfort" calcext:value-type="string">
            <text:p>https://osm.org/search?query=Chaussée de Mont-Saint-Jean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Chaussée de la Hulpe</text:p>
          </table:table-cell>
          <table:table-cell table:style-name="ce7" office:value-type="string" calcext:value-type="string">
            <text:p>Terhulpsesteenweg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90];&quot;,watermael-boisfort&quot;))" office:value-type="string" office:string-value="https://osm.org/search?query=Chaussée de la Hulpe,watermael-boisfort" calcext:value-type="string">
            <text:p>https://osm.org/search?query=Chaussée de la Hulpe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Chemin de Blankedelle</text:p>
          </table:table-cell>
          <table:table-cell table:style-name="ce7" office:value-type="string" calcext:value-type="string">
            <text:p>Blankedelleweg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91];&quot;,watermael-boisfort&quot;))" office:value-type="string" office:string-value="https://osm.org/search?query=Chemin de Blankedelle,watermael-boisfort" calcext:value-type="string">
            <text:p>https://osm.org/search?query=Chemin de Blankedelle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Chemin de Diependelle</text:p>
          </table:table-cell>
          <table:table-cell table:style-name="ce7" office:value-type="string" calcext:value-type="string">
            <text:p>Diependelleweg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92];&quot;,watermael-boisfort&quot;))" office:value-type="string" office:string-value="https://osm.org/search?query=Chemin de Diependelle,watermael-boisfort" calcext:value-type="string">
            <text:p>https://osm.org/search?query=Chemin de Diependelle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Chemin de la Forêt de Soignes</text:p>
          </table:table-cell>
          <table:table-cell table:style-name="ce7" office:value-type="string" calcext:value-type="string">
            <text:p>Zoniënbosweg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93];&quot;,watermael-boisfort&quot;))" office:value-type="string" office:string-value="https://osm.org/search?query=Chemin de la Forêt de Soignes,watermael-boisfort" calcext:value-type="string">
            <text:p>https://osm.org/search?query=Chemin de la Forêt de Soignes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Chemin des Aménagistes</text:p>
          </table:table-cell>
          <table:table-cell table:style-name="ce7" office:value-type="string" calcext:value-type="string">
            <text:p>Bedrijfsregelingersweg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94];&quot;,watermael-boisfort&quot;))" office:value-type="string" office:string-value="https://osm.org/search?query=Chemin des Aménagistes,watermael-boisfort" calcext:value-type="string">
            <text:p>https://osm.org/search?query=Chemin des Aménagistes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Chemin des Chablis</text:p>
          </table:table-cell>
          <table:table-cell table:style-name="ce7" office:value-type="string" calcext:value-type="string">
            <text:p>Windbreukweg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95];&quot;,watermael-boisfort&quot;))" office:value-type="string" office:string-value="https://osm.org/search?query=Chemin des Chablis,watermael-boisfort" calcext:value-type="string">
            <text:p>https://osm.org/search?query=Chemin des Chablis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Chemin des Deux Montagnes</text:p>
          </table:table-cell>
          <table:table-cell table:style-name="ce7" office:value-type="string" calcext:value-type="string">
            <text:p>Twee Bergenweg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96];&quot;,watermael-boisfort&quot;))" office:value-type="string" office:string-value="https://osm.org/search?query=Chemin des Deux Montagnes,watermael-boisfort" calcext:value-type="string">
            <text:p>https://osm.org/search?query=Chemin des Deux Montagnes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Chemin des Ours</text:p>
          </table:table-cell>
          <table:table-cell table:style-name="ce7" office:value-type="string" calcext:value-type="string">
            <text:p>Berenweg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97];&quot;,watermael-boisfort&quot;))" office:value-type="string" office:string-value="https://osm.org/search?query=Chemin des Ours,watermael-boisfort" calcext:value-type="string">
            <text:p>https://osm.org/search?query=Chemin des Ours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Chemin des Silex</text:p>
          </table:table-cell>
          <table:table-cell table:style-name="ce7" office:value-type="string" calcext:value-type="string">
            <text:p>Vuurkeienweg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98];&quot;,watermael-boisfort&quot;))" office:value-type="string" office:string-value="https://osm.org/search?query=Chemin des Silex,watermael-boisfort" calcext:value-type="string">
            <text:p>https://osm.org/search?query=Chemin des Silex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Chemin des Silex</text:p>
          </table:table-cell>
          <table:table-cell table:style-name="ce7" office:value-type="string" calcext:value-type="string">
            <text:p>Vuursteendreef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99];&quot;,watermael-boisfort&quot;))" office:value-type="string" office:string-value="https://osm.org/search?query=Chemin des Silex,watermael-boisfort" calcext:value-type="string">
            <text:p>https://osm.org/search?query=Chemin des Silex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Chemin des Silex</text:p>
          </table:table-cell>
          <table:table-cell table:style-name="ce7" office:value-type="string" calcext:value-type="string">
            <text:p>Vuursteenweg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00];&quot;,watermael-boisfort&quot;))" office:value-type="string" office:string-value="https://osm.org/search?query=Chemin des Silex,watermael-boisfort" calcext:value-type="string">
            <text:p>https://osm.org/search?query=Chemin des Silex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Chemin des Tumuli</text:p>
          </table:table-cell>
          <table:table-cell table:style-name="ce7" office:value-type="string" calcext:value-type="string">
            <text:p>Tumuliweg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01];&quot;,watermael-boisfort&quot;))" office:value-type="string" office:string-value="https://osm.org/search?query=Chemin des Tumuli,watermael-boisfort" calcext:value-type="string">
            <text:p>https://osm.org/search?query=Chemin des Tumuli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Chemin du Fer à cheval</text:p>
          </table:table-cell>
          <table:table-cell table:style-name="ce7" office:value-type="string" calcext:value-type="string">
            <text:p>Hoefijzerweg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02];&quot;,watermael-boisfort&quot;))" office:value-type="string" office:string-value="https://osm.org/search?query=Chemin du Fer à cheval,watermael-boisfort" calcext:value-type="string">
            <text:p>https://osm.org/search?query=Chemin du Fer à cheval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Chemin du Moulin</text:p>
          </table:table-cell>
          <table:table-cell table:style-name="ce7" office:value-type="string" calcext:value-type="string">
            <text:p>Molenweg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03];&quot;,watermael-boisfort&quot;))" office:value-type="string" office:string-value="https://osm.org/search?query=Chemin du Moulin,watermael-boisfort" calcext:value-type="string">
            <text:p>https://osm.org/search?query=Chemin du Moulin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Chemin du Pivert</text:p>
          </table:table-cell>
          <table:table-cell table:style-name="ce7" office:value-type="string" calcext:value-type="string">
            <text:p>Groene spechtweg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04];&quot;,watermael-boisfort&quot;))" office:value-type="string" office:string-value="https://osm.org/search?query=Chemin du Pivert,watermael-boisfort" calcext:value-type="string">
            <text:p>https://osm.org/search?query=Chemin du Pivert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Chemin du Rouge-Gorge</text:p>
          </table:table-cell>
          <table:table-cell table:style-name="ce7" office:value-type="string" calcext:value-type="string">
            <text:p>Roodborstjesweg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05];&quot;,watermael-boisfort&quot;))" office:value-type="string" office:string-value="https://osm.org/search?query=Chemin du Rouge-Gorge,watermael-boisfort" calcext:value-type="string">
            <text:p>https://osm.org/search?query=Chemin du Rouge-Gorge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Clos Joseph Hanse</text:p>
          </table:table-cell>
          <table:table-cell table:style-name="ce7" office:value-type="string" calcext:value-type="string">
            <text:p>Joseph Hanse hof</text:p>
          </table:table-cell>
          <table:table-cell table:style-name="ce7" office:value-type="string" calcext:value-type="string">
            <text:p>Q1707180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style-name="ce5" table:number-columns-repeated="2"/>
          <table:table-cell table:style-name="ce13" table:formula="of:=HYPERLINK(CONCATENATE(&quot;https://osm.org/search?query=&quot;; [.C106];&quot;,watermael-boisfort&quot;))" office:value-type="string" office:string-value="https://osm.org/search?query=Clos Joseph Hanse,watermael-boisfort" calcext:value-type="string">
            <text:p>https://osm.org/search?query=Clos Joseph Hanse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Clos des Chênes</text:p>
          </table:table-cell>
          <table:table-cell table:style-name="ce7" office:value-type="string" calcext:value-type="string">
            <text:p>Eikhove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07];&quot;,watermael-boisfort&quot;))" office:value-type="string" office:string-value="https://osm.org/search?query=Clos des Chênes,watermael-boisfort" calcext:value-type="string">
            <text:p>https://osm.org/search?query=Clos des Chênes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Drève Hendrickx</text:p>
          </table:table-cell>
          <table:table-cell table:style-name="ce7" office:value-type="string" calcext:value-type="string">
            <text:p>Hendrickxdreef</text:p>
          </table:table-cell>
          <table:table-cell table:style-name="ce5"/>
          <table:table-cell table:style-name="ce5" table:content-validation-name="val1"/>
          <table:table-cell table:style-name="ce5"/>
          <table:table-cell table:style-name="ce7" office:value-type="string" calcext:value-type="string">
            <text:p>No data</text:p>
          </table:table-cell>
          <table:table-cell table:style-name="ce13" table:formula="of:=HYPERLINK(CONCATENATE(&quot;https://osm.org/search?query=&quot;; [.C108];&quot;,watermael-boisfort&quot;))" office:value-type="string" office:string-value="https://osm.org/search?query=Drève Hendrickx,watermael-boisfort" calcext:value-type="string">
            <text:p>https://osm.org/search?query=Drève Hendrickx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Drève Van Kerm</text:p>
          </table:table-cell>
          <table:table-cell table:style-name="ce7" office:value-type="string" calcext:value-type="string">
            <text:p>Van Kermdreef</text:p>
          </table:table-cell>
          <table:table-cell table:style-name="ce5"/>
          <table:table-cell table:style-name="ce5" table:content-validation-name="val1"/>
          <table:table-cell table:style-name="ce5"/>
          <table:table-cell table:style-name="ce7" office:value-type="string" calcext:value-type="string">
            <text:p>No data</text:p>
          </table:table-cell>
          <table:table-cell table:style-name="ce13" table:formula="of:=HYPERLINK(CONCATENATE(&quot;https://osm.org/search?query=&quot;; [.C109];&quot;,watermael-boisfort&quot;))" office:value-type="string" office:string-value="https://osm.org/search?query=Drève Van Kerm,watermael-boisfort" calcext:value-type="string">
            <text:p>https://osm.org/search?query=Drève Van Kerm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Drève de Bonne-Odeur</text:p>
          </table:table-cell>
          <table:table-cell table:style-name="ce7" office:value-type="string" calcext:value-type="string">
            <text:p>Willeriekendreef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10];&quot;,watermael-boisfort&quot;))" office:value-type="string" office:string-value="https://osm.org/search?query=Drève de Bonne-Odeur,watermael-boisfort" calcext:value-type="string">
            <text:p>https://osm.org/search?query=Drève de Bonne-Odeur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Drève de La Brise</text:p>
          </table:table-cell>
          <table:table-cell table:style-name="ce7" office:value-type="string" calcext:value-type="string">
            <text:p>La Brisedreef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11];&quot;,watermael-boisfort&quot;))" office:value-type="string" office:string-value="https://osm.org/search?query=Drève de La Brise,watermael-boisfort" calcext:value-type="string">
            <text:p>https://osm.org/search?query=Drève de La Brise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Drève de Pinnebeek</text:p>
          </table:table-cell>
          <table:table-cell table:style-name="ce7" office:value-type="string" calcext:value-type="string">
            <text:p>Pinnebeekdreef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12];&quot;,watermael-boisfort&quot;))" office:value-type="string" office:string-value="https://osm.org/search?query=Drève de Pinnebeek,watermael-boisfort" calcext:value-type="string">
            <text:p>https://osm.org/search?query=Drève de Pinnebeek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Drève de Saint-Hubert</text:p>
          </table:table-cell>
          <table:table-cell table:style-name="ce7" office:value-type="string" calcext:value-type="string">
            <text:p>Sint-Hubertusdreef</text:p>
          </table:table-cell>
          <table:table-cell table:style-name="ce7" office:value-type="string" calcext:value-type="string">
            <text:p>Q159834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style-name="ce5" table:number-columns-repeated="2"/>
          <table:table-cell table:style-name="ce13" table:formula="of:=HYPERLINK(CONCATENATE(&quot;https://osm.org/search?query=&quot;; [.C113];&quot;,watermael-boisfort&quot;))" office:value-type="string" office:string-value="https://osm.org/search?query=Drève de Saint-Hubert,watermael-boisfort" calcext:value-type="string">
            <text:p>https://osm.org/search?query=Drève de Saint-Hubert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Drève de l'Infante</text:p>
          </table:table-cell>
          <table:table-cell table:style-name="ce7" office:value-type="string" calcext:value-type="string">
            <text:p>Infantedreef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14];&quot;,watermael-boisfort&quot;))" office:value-type="string" office:string-value="https://osm.org/search?query=Drève de l'Infante,watermael-boisfort" calcext:value-type="string">
            <text:p>https://osm.org/search?query=Drève de l'Infante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Drève de la Chapelle</text:p>
          </table:table-cell>
          <table:table-cell table:style-name="ce7" office:value-type="string" calcext:value-type="string">
            <text:p>Kapeldreef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15];&quot;,watermael-boisfort&quot;))" office:value-type="string" office:string-value="https://osm.org/search?query=Drève de la Chapelle,watermael-boisfort" calcext:value-type="string">
            <text:p>https://osm.org/search?query=Drève de la Chapelle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Drève de la Longue Queue</text:p>
          </table:table-cell>
          <table:table-cell table:style-name="ce7" office:value-type="string" calcext:value-type="string">
            <text:p>Langestaartdreef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16];&quot;,watermael-boisfort&quot;))" office:value-type="string" office:string-value="https://osm.org/search?query=Drève de la Longue Queue,watermael-boisfort" calcext:value-type="string">
            <text:p>https://osm.org/search?query=Drève de la Longue Queue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Drève de la Louve</text:p>
          </table:table-cell>
          <table:table-cell table:style-name="ce7" office:value-type="string" calcext:value-type="string">
            <text:p>Wolvindreef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17];&quot;,watermael-boisfort&quot;))" office:value-type="string" office:string-value="https://osm.org/search?query=Drève de la Louve,watermael-boisfort" calcext:value-type="string">
            <text:p>https://osm.org/search?query=Drève de la Louve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Drève des Bonniers</text:p>
          </table:table-cell>
          <table:table-cell table:style-name="ce7" office:value-type="string" calcext:value-type="string">
            <text:p>Bundersdreef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18];&quot;,watermael-boisfort&quot;))" office:value-type="string" office:string-value="https://osm.org/search?query=Drève des Bonniers,watermael-boisfort" calcext:value-type="string">
            <text:p>https://osm.org/search?query=Drève des Bonniers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Drève des Deux Triages</text:p>
          </table:table-cell>
          <table:table-cell table:style-name="ce7" office:value-type="string" calcext:value-type="string">
            <text:p>Tweetriagedreef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19];&quot;,watermael-boisfort&quot;))" office:value-type="string" office:string-value="https://osm.org/search?query=Drève des Deux Triages,watermael-boisfort" calcext:value-type="string">
            <text:p>https://osm.org/search?query=Drève des Deux Triages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Drève des Libellules</text:p>
          </table:table-cell>
          <table:table-cell table:style-name="ce7" office:value-type="string" calcext:value-type="string">
            <text:p>Libellendreef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20];&quot;,watermael-boisfort&quot;))" office:value-type="string" office:string-value="https://osm.org/search?query=Drève des Libellules,watermael-boisfort" calcext:value-type="string">
            <text:p>https://osm.org/search?query=Drève des Libellules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Drève des Loups</text:p>
          </table:table-cell>
          <table:table-cell table:style-name="ce7" office:value-type="string" calcext:value-type="string">
            <text:p>Wolvendreef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21];&quot;,watermael-boisfort&quot;))" office:value-type="string" office:string-value="https://osm.org/search?query=Drève des Loups,watermael-boisfort" calcext:value-type="string">
            <text:p>https://osm.org/search?query=Drève des Loups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Drève des Morilles</text:p>
          </table:table-cell>
          <table:table-cell table:style-name="ce7" office:value-type="string" calcext:value-type="string">
            <text:p>Morillendreef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22];&quot;,watermael-boisfort&quot;))" office:value-type="string" office:string-value="https://osm.org/search?query=Drève des Morilles,watermael-boisfort" calcext:value-type="string">
            <text:p>https://osm.org/search?query=Drève des Morilles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Drève des Mésanges</text:p>
          </table:table-cell>
          <table:table-cell table:style-name="ce7" office:value-type="string" calcext:value-type="string">
            <text:p>Mezendreef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23];&quot;,watermael-boisfort&quot;))" office:value-type="string" office:string-value="https://osm.org/search?query=Drève des Mésanges,watermael-boisfort" calcext:value-type="string">
            <text:p>https://osm.org/search?query=Drève des Mésanges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Drève des Quatre Frênes</text:p>
          </table:table-cell>
          <table:table-cell table:style-name="ce7" office:value-type="string" calcext:value-type="string">
            <text:p>Vieressendreef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24];&quot;,watermael-boisfort&quot;))" office:value-type="string" office:string-value="https://osm.org/search?query=Drève des Quatre Frênes,watermael-boisfort" calcext:value-type="string">
            <text:p>https://osm.org/search?query=Drève des Quatre Frênes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Drève des Rhododendrons</text:p>
          </table:table-cell>
          <table:table-cell table:style-name="ce7" office:value-type="string" calcext:value-type="string">
            <text:p>Rododendronsdreef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25];&quot;,watermael-boisfort&quot;))" office:value-type="string" office:string-value="https://osm.org/search?query=Drève des Rhododendrons,watermael-boisfort" calcext:value-type="string">
            <text:p>https://osm.org/search?query=Drève des Rhododendrons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Drève des Tumuli</text:p>
          </table:table-cell>
          <table:table-cell table:style-name="ce7" office:value-type="string" calcext:value-type="string">
            <text:p>Tumulidreef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26];&quot;,watermael-boisfort&quot;))" office:value-type="string" office:string-value="https://osm.org/search?query=Drève des Tumuli,watermael-boisfort" calcext:value-type="string">
            <text:p>https://osm.org/search?query=Drève des Tumuli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Drève des Volubilis</text:p>
          </table:table-cell>
          <table:table-cell table:style-name="ce7" office:value-type="string" calcext:value-type="string">
            <text:p>Windedreef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27];&quot;,watermael-boisfort&quot;))" office:value-type="string" office:string-value="https://osm.org/search?query=Drève des Volubilis,watermael-boisfort" calcext:value-type="string">
            <text:p>https://osm.org/search?query=Drève des Volubilis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Drève des Weigélias</text:p>
          </table:table-cell>
          <table:table-cell table:style-name="ce7" office:value-type="string" calcext:value-type="string">
            <text:p>Weigéliasdreef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28];&quot;,watermael-boisfort&quot;))" office:value-type="string" office:string-value="https://osm.org/search?query=Drève des Weigélias,watermael-boisfort" calcext:value-type="string">
            <text:p>https://osm.org/search?query=Drève des Weigélias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Drève des Équipages</text:p>
          </table:table-cell>
          <table:table-cell table:style-name="ce7" office:value-type="string" calcext:value-type="string">
            <text:p>Jachtstoetdreef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29];&quot;,watermael-boisfort&quot;))" office:value-type="string" office:string-value="https://osm.org/search?query=Drève des Équipages,watermael-boisfort" calcext:value-type="string">
            <text:p>https://osm.org/search?query=Drève des Équipages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Drève du Comte</text:p>
          </table:table-cell>
          <table:table-cell table:style-name="ce7" office:value-type="string" calcext:value-type="string">
            <text:p>Graafdreef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30];&quot;,watermael-boisfort&quot;))" office:value-type="string" office:string-value="https://osm.org/search?query=Drève du Comte,watermael-boisfort" calcext:value-type="string">
            <text:p>https://osm.org/search?query=Drève du Comte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Drève du Comte de Flandre</text:p>
          </table:table-cell>
          <table:table-cell table:style-name="ce7" office:value-type="string" calcext:value-type="string">
            <text:p>Graaf van Vlaanderendreef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31];&quot;,watermael-boisfort&quot;))" office:value-type="string" office:string-value="https://osm.org/search?query=Drève du Comte de Flandre,watermael-boisfort" calcext:value-type="string">
            <text:p>https://osm.org/search?query=Drève du Comte de Flandre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Drève du Duc</text:p>
          </table:table-cell>
          <table:table-cell table:style-name="ce7" office:value-type="string" calcext:value-type="string">
            <text:p>Hertogendreef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32];&quot;,watermael-boisfort&quot;))" office:value-type="string" office:string-value="https://osm.org/search?query=Drève du Duc,watermael-boisfort" calcext:value-type="string">
            <text:p>https://osm.org/search?query=Drève du Duc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Drève du Prince</text:p>
          </table:table-cell>
          <table:table-cell table:style-name="ce7" office:value-type="string" calcext:value-type="string">
            <text:p>Prinsendreef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33];&quot;,watermael-boisfort&quot;))" office:value-type="string" office:string-value="https://osm.org/search?query=Drève du Prince,watermael-boisfort" calcext:value-type="string">
            <text:p>https://osm.org/search?query=Drève du Prince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Drève du Relais des Dames</text:p>
          </table:table-cell>
          <table:table-cell table:style-name="ce7" office:value-type="string" calcext:value-type="string">
            <text:p>Damenrustdreef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34];&quot;,watermael-boisfort&quot;))" office:value-type="string" office:string-value="https://osm.org/search?query=Drève du Relais des Dames,watermael-boisfort" calcext:value-type="string">
            <text:p>https://osm.org/search?query=Drève du Relais des Dames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Drève du Rembucher</text:p>
          </table:table-cell>
          <table:table-cell table:style-name="ce7" office:value-type="string" calcext:value-type="string">
            <text:p>Terugdrift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35];&quot;,watermael-boisfort&quot;))" office:value-type="string" office:string-value="https://osm.org/search?query=Drève du Rembucher,watermael-boisfort" calcext:value-type="string">
            <text:p>https://osm.org/search?query=Drève du Rembucher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Drève du Tambour</text:p>
          </table:table-cell>
          <table:table-cell table:style-name="ce7" office:value-type="string" calcext:value-type="string">
            <text:p>Tamboerdreef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36];&quot;,watermael-boisfort&quot;))" office:value-type="string" office:string-value="https://osm.org/search?query=Drève du Tambour,watermael-boisfort" calcext:value-type="string">
            <text:p>https://osm.org/search?query=Drève du Tambour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number-columns-repeated="2" table:style-name="ce7" office:value-type="string" calcext:value-type="string">
            <text:p>Jagersveld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37];&quot;,watermael-boisfort&quot;))" office:value-type="string" office:string-value="https://osm.org/search?query=Jagersveld,watermael-boisfort" calcext:value-type="string">
            <text:p>https://osm.org/search?query=Jagersveld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number-columns-repeated="2" table:style-name="ce7" office:value-type="string" calcext:value-type="string">
            <text:p>Karrenberg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38];&quot;,watermael-boisfort&quot;))" office:value-type="string" office:string-value="https://osm.org/search?query=Karrenberg,watermael-boisfort" calcext:value-type="string">
            <text:p>https://osm.org/search?query=Karrenberg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number-columns-repeated="2" table:style-name="ce7" office:value-type="string" calcext:value-type="string">
            <text:p>Kattenberg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39];&quot;,watermael-boisfort&quot;))" office:value-type="string" office:string-value="https://osm.org/search?query=Kattenberg,watermael-boisfort" calcext:value-type="string">
            <text:p>https://osm.org/search?query=Kattenberg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Drève de la Longue Queue</text:p>
          </table:table-cell>
          <table:table-cell table:style-name="ce7" office:value-type="string" calcext:value-type="string">
            <text:p>Langestaartdreef</text:p>
          </table:table-cell>
          <table:table-cell table:style-name="ce5"/>
          <table:table-cell table:style-name="ce7" table:content-validation-name="val1" office:value-type="string" calcext:value-type="string">
            <text:p>Pas une personne/Geen persoon</text:p>
          </table:table-cell>
          <table:table-cell table:style-name="ce5" table:number-columns-repeated="2"/>
          <table:table-cell table:style-name="ce13" table:formula="of:=HYPERLINK(CONCATENATE(&quot;https://osm.org/search?query=&quot;; [.C140];&quot;,watermael-boisfort&quot;))" office:value-type="string" office:string-value="https://osm.org/search?query=Drève de la Longue Queue,watermael-boisfort" calcext:value-type="string">
            <text:p>https://osm.org/search?query=Drève de la Longue Queue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Place Andrée Payfa-Fosseprez</text:p>
          </table:table-cell>
          <table:table-cell table:style-name="ce7" office:value-type="string" calcext:value-type="string">
            <text:p>Andrée Payfa-Fosseprezplein</text:p>
          </table:table-cell>
          <table:table-cell table:style-name="ce5"/>
          <table:table-cell table:style-name="ce7" table:content-validation-name="val1" office:value-type="string" calcext:value-type="string">
            <text:p>Femme/Vrouw</text:p>
          </table:table-cell>
          <table:table-cell table:style-name="ce7" office:value-type="string" calcext:value-type="string">
            <text:p>Pas de Wikidata ni Wikipedia</text:p>
          </table:table-cell>
          <table:table-cell table:style-name="ce7" office:value-type="string" calcext:value-type="string">
            <text:p>Bourgmestre 1977-1994</text:p>
          </table:table-cell>
          <table:table-cell table:style-name="ce13" table:formula="of:=HYPERLINK(CONCATENATE(&quot;https://osm.org/search?query=&quot;; [.C141];&quot;,watermael-boisfort&quot;))" office:value-type="string" office:string-value="https://osm.org/search?query=Place Andrée Payfa-Fosseprez,watermael-boisfort" calcext:value-type="string">
            <text:p>https://osm.org/search?query=Place Andrée Payfa-Fosseprez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Place Antoine Gilson</text:p>
          </table:table-cell>
          <table:table-cell table:style-name="ce7" office:value-type="string" calcext:value-type="string">
            <text:p>Antoine Gilsonplein</text:p>
          </table:table-cell>
          <table:table-cell table:style-name="ce5"/>
          <table:table-cell table:style-name="ce7" table:content-validation-name="val1" office:value-type="string" calcext:value-type="string">
            <text:p>Homme/Man</text:p>
          </table:table-cell>
          <table:table-cell table:style-name="ce7" office:value-type="string" calcext:value-type="string">
            <text:p>Pas de Wikidata ni Wikipedia</text:p>
          </table:table-cell>
          <table:table-cell table:style-name="ce7" office:value-type="string" calcext:value-type="string">
            <text:p>Mécène et co-fondateur de la crêche Gilson</text:p>
          </table:table-cell>
          <table:table-cell table:style-name="ce13" table:formula="of:=HYPERLINK(CONCATENATE(&quot;https://osm.org/search?query=&quot;; [.C142];&quot;,watermael-boisfort&quot;))" office:value-type="string" office:string-value="https://osm.org/search?query=Place Antoine Gilson,watermael-boisfort" calcext:value-type="string">
            <text:p>https://osm.org/search?query=Place Antoine Gilson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Place Eugène Keym</text:p>
          </table:table-cell>
          <table:table-cell table:style-name="ce7" office:value-type="string" calcext:value-type="string">
            <text:p>Eugène Keymplein</text:p>
          </table:table-cell>
          <table:table-cell table:style-name="ce7" office:value-type="string" calcext:value-type="string">
            <text:p>Q18061002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style-name="ce5" table:number-columns-repeated="2"/>
          <table:table-cell table:style-name="ce13" table:formula="of:=HYPERLINK(CONCATENATE(&quot;https://osm.org/search?query=&quot;; [.C143];&quot;,watermael-boisfort&quot;))" office:value-type="string" office:string-value="https://osm.org/search?query=Place Eugène Keym,watermael-boisfort" calcext:value-type="string">
            <text:p>https://osm.org/search?query=Place Eugène Keym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5"/>
          <table:table-cell table:style-name="ce7" office:value-type="string" calcext:value-type="string">
            <text:p>Place Joseph Wauters</text:p>
          </table:table-cell>
          <table:table-cell table:style-name="ce7" office:value-type="string" calcext:value-type="string">
            <text:p>Joseph Wautersplein</text:p>
          </table:table-cell>
          <table:table-cell table:style-name="ce7" office:value-type="string" calcext:value-type="string">
            <text:p>Q585785</text:p>
          </table:table-cell>
          <table:table-cell table:style-name="ce7" table:content-validation-name="val1" office:value-type="string" calcext:value-type="string">
            <text:p>Homme/Man</text:p>
          </table:table-cell>
          <table:table-cell table:style-name="ce5" table:number-columns-repeated="2"/>
          <table:table-cell table:style-name="ce13" table:formula="of:=HYPERLINK(CONCATENATE(&quot;https://osm.org/search?query=&quot;; [.C144];&quot;,watermael-boisfort&quot;))" office:value-type="string" office:string-value="https://osm.org/search?query=Place Joseph Wauters,watermael-boisfort" calcext:value-type="string">
            <text:p>https://osm.org/search?query=Place Joseph Wauters,watermael-boisfort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Place Léopold Wiener</text:p>
          </table:table-cell>
          <table:table-cell table:style-name="ce8" office:value-type="string" calcext:value-type="string">
            <text:p>Léopold Wienerplein</text:p>
          </table:table-cell>
          <table:table-cell table:style-name="ce8" office:value-type="string" calcext:value-type="string">
            <text:p>Q2519413</text:p>
          </table:table-cell>
          <table:table-cell table:style-name="ce8" table:content-validation-name="val1" office:value-type="string" calcext:value-type="string">
            <text:p>Homme/Man</text:p>
          </table:table-cell>
          <table:table-cell table:style-name="ce8"/>
          <table:table-cell table:style-name="ce6"/>
          <table:table-cell table:style-name="ce14" table:formula="of:=HYPERLINK(CONCATENATE(&quot;https://osm.org/search?query=&quot;; [.C145];&quot;,watermael-boisfort&quot;))" office:value-type="string" office:string-value="https://osm.org/search?query=Place Léopold Wiener,watermael-boisfort" calcext:value-type="string">
            <text:p>https://osm.org/search?query=Place Léopold Wiener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Place Rik Wouters</text:p>
          </table:table-cell>
          <table:table-cell table:style-name="ce8" office:value-type="string" calcext:value-type="string">
            <text:p>Rik Woutersplein</text:p>
          </table:table-cell>
          <table:table-cell table:style-name="ce8" office:value-type="string" calcext:value-type="string">
            <text:p>Q939197</text:p>
          </table:table-cell>
          <table:table-cell table:style-name="ce8" table:content-validation-name="val1" office:value-type="string" calcext:value-type="string">
            <text:p>Homme/Man</text:p>
          </table:table-cell>
          <table:table-cell table:style-name="ce8"/>
          <table:table-cell table:style-name="ce6"/>
          <table:table-cell table:style-name="ce14" table:formula="of:=HYPERLINK(CONCATENATE(&quot;https://osm.org/search?query=&quot;; [.C146];&quot;,watermael-boisfort&quot;))" office:value-type="string" office:string-value="https://osm.org/search?query=Place Rik Wouters,watermael-boisfort" calcext:value-type="string">
            <text:p>https://osm.org/search?query=Place Rik Wouter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Place de l'Octogone</text:p>
          </table:table-cell>
          <table:table-cell table:style-name="ce8" office:value-type="string" calcext:value-type="string">
            <text:p>Achthoekplein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47];&quot;,watermael-boisfort&quot;))" office:value-type="string" office:string-value="https://osm.org/search?query=Place de l'Octogone,watermael-boisfort" calcext:value-type="string">
            <text:p>https://osm.org/search?query=Place de l'Octogone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Place des Arcades</text:p>
          </table:table-cell>
          <table:table-cell table:style-name="ce8" office:value-type="string" calcext:value-type="string">
            <text:p>Arcadenplein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48];&quot;,watermael-boisfort&quot;))" office:value-type="string" office:string-value="https://osm.org/search?query=Place des Arcades,watermael-boisfort" calcext:value-type="string">
            <text:p>https://osm.org/search?query=Place des Arcade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Place des Muscaris</text:p>
          </table:table-cell>
          <table:table-cell table:style-name="ce8" office:value-type="string" calcext:value-type="string">
            <text:p>Druifhyacintenplein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49];&quot;,watermael-boisfort&quot;))" office:value-type="string" office:string-value="https://osm.org/search?query=Place des Muscaris,watermael-boisfort" calcext:value-type="string">
            <text:p>https://osm.org/search?query=Place des Muscari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Place des Zinnias</text:p>
          </table:table-cell>
          <table:table-cell table:style-name="ce8" office:value-type="string" calcext:value-type="string">
            <text:p>Zinniaplein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50];&quot;,watermael-boisfort&quot;))" office:value-type="string" office:string-value="https://osm.org/search?query=Place des Zinnias,watermael-boisfort" calcext:value-type="string">
            <text:p>https://osm.org/search?query=Place des Zinnia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Place du Colibri</text:p>
          </table:table-cell>
          <table:table-cell table:style-name="ce8" office:value-type="string" calcext:value-type="string">
            <text:p>Kolibrieplein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51];&quot;,watermael-boisfort&quot;))" office:value-type="string" office:string-value="https://osm.org/search?query=Place du Colibri,watermael-boisfort" calcext:value-type="string">
            <text:p>https://osm.org/search?query=Place du Colibri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Place du Logis</text:p>
          </table:table-cell>
          <table:table-cell table:style-name="ce8" office:value-type="string" calcext:value-type="string">
            <text:p>Logisplein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52];&quot;,watermael-boisfort&quot;))" office:value-type="string" office:string-value="https://osm.org/search?query=Place du Logis,watermael-boisfort" calcext:value-type="string">
            <text:p>https://osm.org/search?query=Place du Logi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Place du Tarin</text:p>
          </table:table-cell>
          <table:table-cell table:style-name="ce8" office:value-type="string" calcext:value-type="string">
            <text:p>Sijsjesplein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53];&quot;,watermael-boisfort&quot;))" office:value-type="string" office:string-value="https://osm.org/search?query=Place du Tarin,watermael-boisfort" calcext:value-type="string">
            <text:p>https://osm.org/search?query=Place du Tarin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Auguste Beernaert</text:p>
          </table:table-cell>
          <table:table-cell table:style-name="ce8" office:value-type="string" calcext:value-type="string">
            <text:p>Auguste Beernaertstraat</text:p>
          </table:table-cell>
          <table:table-cell table:style-name="ce8" office:value-type="string" calcext:value-type="string">
            <text:p>Q202049</text:p>
          </table:table-cell>
          <table:table-cell table:style-name="ce8" table:content-validation-name="val1" office:value-type="string" calcext:value-type="string">
            <text:p>Homme/Man</text:p>
          </table:table-cell>
          <table:table-cell table:style-name="ce8"/>
          <table:table-cell table:style-name="ce6"/>
          <table:table-cell table:style-name="ce14" table:formula="of:=HYPERLINK(CONCATENATE(&quot;https://osm.org/search?query=&quot;; [.C154];&quot;,watermael-boisfort&quot;))" office:value-type="string" office:string-value="https://osm.org/search?query=Rue Auguste Beernaert,watermael-boisfort" calcext:value-type="string">
            <text:p>https://osm.org/search?query=Rue Auguste Beernaert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Edouard Olivier</text:p>
          </table:table-cell>
          <table:table-cell table:style-name="ce8" office:value-type="string" calcext:value-type="string">
            <text:p>Edouard Olivierstraat</text:p>
          </table:table-cell>
          <table:table-cell table:style-name="ce6"/>
          <table:table-cell table:style-name="ce8" table:content-validation-name="val1" office:value-type="string" calcext:value-type="string">
            <text:p>Homme/Man</text:p>
          </table:table-cell>
          <table:table-cell table:style-name="ce8" office:value-type="string" calcext:value-type="string">
            <text:p>Pas de Wikidata ni Wikipedia</text:p>
          </table:table-cell>
          <table:table-cell table:style-name="ce8" office:value-type="string" calcext:value-type="string">
            <text:p>Bourgmestre 1870-1872</text:p>
          </table:table-cell>
          <table:table-cell table:style-name="ce14" table:formula="of:=HYPERLINK(CONCATENATE(&quot;https://osm.org/search?query=&quot;; [.C155];&quot;,watermael-boisfort&quot;))" office:value-type="string" office:string-value="https://osm.org/search?query=Rue Edouard Olivier,watermael-boisfort" calcext:value-type="string">
            <text:p>https://osm.org/search?query=Rue Edouard Olivier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Eigenhuis</text:p>
          </table:table-cell>
          <table:table-cell table:style-name="ce8" office:value-type="string" calcext:value-type="string">
            <text:p>Eigenhuis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56];&quot;,watermael-boisfort&quot;))" office:value-type="string" office:string-value="https://osm.org/search?query=Rue Eigenhuis,watermael-boisfort" calcext:value-type="string">
            <text:p>https://osm.org/search?query=Rue Eigenhui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François Ruytinx</text:p>
          </table:table-cell>
          <table:table-cell table:style-name="ce8" office:value-type="string" calcext:value-type="string">
            <text:p>François Ruytinxstraat</text:p>
          </table:table-cell>
          <table:table-cell table:style-name="ce6"/>
          <table:table-cell table:style-name="ce8" table:content-validation-name="val1" office:value-type="string" calcext:value-type="string">
            <text:p>Homme/Man</text:p>
          </table:table-cell>
          <table:table-cell table:style-name="ce8" office:value-type="string" calcext:value-type="string">
            <text:p>Pas de Wikidata ni Wikipedia</text:p>
          </table:table-cell>
          <table:table-cell table:style-name="ce6"/>
          <table:table-cell table:style-name="ce14" table:formula="of:=HYPERLINK(CONCATENATE(&quot;https://osm.org/search?query=&quot;; [.C157];&quot;,watermael-boisfort&quot;))" office:value-type="string" office:string-value="https://osm.org/search?query=Rue François Ruytinx,watermael-boisfort" calcext:value-type="string">
            <text:p>https://osm.org/search?query=Rue François Ruytinx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Gratès</text:p>
          </table:table-cell>
          <table:table-cell table:style-name="ce8" office:value-type="string" calcext:value-type="string">
            <text:p>Gratès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58];&quot;,watermael-boisfort&quot;))" office:value-type="string" office:string-value="https://osm.org/search?query=Rue Gratès,watermael-boisfort" calcext:value-type="string">
            <text:p>https://osm.org/search?query=Rue Gratè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Lambert Vandervelde</text:p>
          </table:table-cell>
          <table:table-cell table:style-name="ce8" office:value-type="string" calcext:value-type="string">
            <text:p>Lambert Vanderveldestraat</text:p>
          </table:table-cell>
          <table:table-cell table:style-name="ce6"/>
          <table:table-cell table:style-name="ce8" table:content-validation-name="val1" office:value-type="string" calcext:value-type="string">
            <text:p>Homme/Man</text:p>
          </table:table-cell>
          <table:table-cell table:style-name="ce8" office:value-type="string" calcext:value-type="string">
            <text:p>Pas de Wikidata ni Wikipedia</text:p>
          </table:table-cell>
          <table:table-cell table:style-name="ce8" office:value-type="string" calcext:value-type="string">
            <text:p>Bourgmestre 1891-1893</text:p>
          </table:table-cell>
          <table:table-cell table:style-name="ce14" table:formula="of:=HYPERLINK(CONCATENATE(&quot;https://osm.org/search?query=&quot;; [.C159];&quot;,watermael-boisfort&quot;))" office:value-type="string" office:string-value="https://osm.org/search?query=Rue Lambert Vandervelde,watermael-boisfort" calcext:value-type="string">
            <text:p>https://osm.org/search?query=Rue Lambert Vandervelde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Major Brück</text:p>
          </table:table-cell>
          <table:table-cell table:style-name="ce8" office:value-type="string" calcext:value-type="string">
            <text:p>Majoor Brückstraat</text:p>
          </table:table-cell>
          <table:table-cell table:style-name="ce8" office:value-type="string" calcext:value-type="string">
            <text:p>Q2361774</text:p>
          </table:table-cell>
          <table:table-cell table:style-name="ce8" table:content-validation-name="val1" office:value-type="string" calcext:value-type="string">
            <text:p>Homme/Man</text:p>
          </table:table-cell>
          <table:table-cell table:style-name="ce6" table:number-columns-repeated="2"/>
          <table:table-cell table:style-name="ce14" table:formula="of:=HYPERLINK(CONCATENATE(&quot;https://osm.org/search?query=&quot;; [.C160];&quot;,watermael-boisfort&quot;))" office:value-type="string" office:string-value="https://osm.org/search?query=Rue Major Brück,watermael-boisfort" calcext:value-type="string">
            <text:p>https://osm.org/search?query=Rue Major Brück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Middelbourg</text:p>
          </table:table-cell>
          <table:table-cell table:style-name="ce8" office:value-type="string" calcext:value-type="string">
            <text:p>Middelburg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61];&quot;,watermael-boisfort&quot;))" office:value-type="string" office:string-value="https://osm.org/search?query=Rue Middelbourg,watermael-boisfort" calcext:value-type="string">
            <text:p>https://osm.org/search?query=Rue Middelbourg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Nisard</text:p>
          </table:table-cell>
          <table:table-cell table:style-name="ce8" office:value-type="string" calcext:value-type="string">
            <text:p>Nisardstraat</text:p>
          </table:table-cell>
          <table:table-cell table:style-name="ce6"/>
          <table:table-cell table:style-name="ce6" table:content-validation-name="val1"/>
          <table:table-cell table:style-name="ce6"/>
          <table:table-cell table:style-name="ce8" office:value-type="string" calcext:value-type="string">
            <text:p>Looks like there is an explaining sign at 50°47'54.7"N 4°25'15.2"E</text:p>
          </table:table-cell>
          <table:table-cell table:style-name="ce14" table:formula="of:=HYPERLINK(CONCATENATE(&quot;https://osm.org/search?query=&quot;; [.C162];&quot;,watermael-boisfort&quot;))" office:value-type="string" office:string-value="https://osm.org/search?query=Rue Nisard,watermael-boisfort" calcext:value-type="string">
            <text:p>https://osm.org/search?query=Rue Nisard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Philippe Dewolfs</text:p>
          </table:table-cell>
          <table:table-cell table:style-name="ce8" office:value-type="string" calcext:value-type="string">
            <text:p>Philippe Dewolfsstraat</text:p>
          </table:table-cell>
          <table:table-cell table:style-name="ce6"/>
          <table:table-cell table:style-name="ce8" table:content-validation-name="val1" office:value-type="string" calcext:value-type="string">
            <text:p>Homme/Man</text:p>
          </table:table-cell>
          <table:table-cell table:style-name="ce8" office:value-type="string" calcext:value-type="string">
            <text:p>Pas de Wikidata ni Wikipedia</text:p>
          </table:table-cell>
          <table:table-cell table:style-name="ce6"/>
          <table:table-cell table:style-name="ce14" table:formula="of:=HYPERLINK(CONCATENATE(&quot;https://osm.org/search?query=&quot;; [.C163];&quot;,watermael-boisfort&quot;))" office:value-type="string" office:string-value="https://osm.org/search?query=Rue Philippe Dewolfs,watermael-boisfort" calcext:value-type="string">
            <text:p>https://osm.org/search?query=Rue Philippe Dewolf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Théophile Vander Elst</text:p>
          </table:table-cell>
          <table:table-cell table:style-name="ce8" office:value-type="string" calcext:value-type="string">
            <text:p>Théophile Vander Elststraat</text:p>
          </table:table-cell>
          <table:table-cell table:style-name="ce6"/>
          <table:table-cell table:style-name="ce8" table:content-validation-name="val1" office:value-type="string" calcext:value-type="string">
            <text:p>Homme/Man</text:p>
          </table:table-cell>
          <table:table-cell table:style-name="ce8" office:value-type="string" calcext:value-type="string">
            <text:p>Pas de Wikidata ni Wikipedia</text:p>
          </table:table-cell>
          <table:table-cell table:style-name="ce6"/>
          <table:table-cell table:style-name="ce14" table:formula="of:=HYPERLINK(CONCATENATE(&quot;https://osm.org/search?query=&quot;; [.C164];&quot;,watermael-boisfort&quot;))" office:value-type="string" office:string-value="https://osm.org/search?query=Rue Théophile Vander Elst,watermael-boisfort" calcext:value-type="string">
            <text:p>https://osm.org/search?query=Rue Théophile Vander Elst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Willy Coppens</text:p>
          </table:table-cell>
          <table:table-cell table:style-name="ce8" office:value-type="string" calcext:value-type="string">
            <text:p>Willy Coppensstraat</text:p>
          </table:table-cell>
          <table:table-cell table:style-name="ce8" office:value-type="string" calcext:value-type="string">
            <text:p>Q166995</text:p>
          </table:table-cell>
          <table:table-cell table:style-name="ce8" table:content-validation-name="val1" office:value-type="string" calcext:value-type="string">
            <text:p>Homme/Man</text:p>
          </table:table-cell>
          <table:table-cell table:style-name="ce6" table:number-columns-repeated="2"/>
          <table:table-cell table:style-name="ce14" table:formula="of:=HYPERLINK(CONCATENATE(&quot;https://osm.org/search?query=&quot;; [.C165];&quot;,watermael-boisfort&quot;))" office:value-type="string" office:string-value="https://osm.org/search?query=Rue Willy Coppens,watermael-boisfort" calcext:value-type="string">
            <text:p>https://osm.org/search?query=Rue Willy Coppen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 Chantilly</text:p>
          </table:table-cell>
          <table:table-cell table:style-name="ce8" office:value-type="string" calcext:value-type="string">
            <text:p>Chantilly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66];&quot;,watermael-boisfort&quot;))" office:value-type="string" office:string-value="https://osm.org/search?query=Rue de Chantilly,watermael-boisfort" calcext:value-type="string">
            <text:p>https://osm.org/search?query=Rue de Chantilly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 l'Abreuvoir</text:p>
          </table:table-cell>
          <table:table-cell table:style-name="ce8" office:value-type="string" calcext:value-type="string">
            <text:p>Hondenwet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67];&quot;,watermael-boisfort&quot;))" office:value-type="string" office:string-value="https://osm.org/search?query=Rue de l'Abreuvoir,watermael-boisfort" calcext:value-type="string">
            <text:p>https://osm.org/search?query=Rue de l'Abreuvoir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 l'Aronde</text:p>
          </table:table-cell>
          <table:table-cell table:style-name="ce8" office:value-type="string" calcext:value-type="string">
            <text:p>Zwaluw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68];&quot;,watermael-boisfort&quot;))" office:value-type="string" office:string-value="https://osm.org/search?query=Rue de l'Aronde,watermael-boisfort" calcext:value-type="string">
            <text:p>https://osm.org/search?query=Rue de l'Aronde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 l'Autruche</text:p>
          </table:table-cell>
          <table:table-cell table:style-name="ce8" office:value-type="string" calcext:value-type="string">
            <text:p>Struisvogel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69];&quot;,watermael-boisfort&quot;))" office:value-type="string" office:string-value="https://osm.org/search?query=Rue de l'Autruche,watermael-boisfort" calcext:value-type="string">
            <text:p>https://osm.org/search?query=Rue de l'Autruche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 l'Avocette</text:p>
          </table:table-cell>
          <table:table-cell table:style-name="ce8" office:value-type="string" calcext:value-type="string">
            <text:p>Kluit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70];&quot;,watermael-boisfort&quot;))" office:value-type="string" office:string-value="https://osm.org/search?query=Rue de l'Avocette,watermael-boisfort" calcext:value-type="string">
            <text:p>https://osm.org/search?query=Rue de l'Avocette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 l'Eider</text:p>
          </table:table-cell>
          <table:table-cell table:style-name="ce8" office:value-type="string" calcext:value-type="string">
            <text:p>Eidergans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71];&quot;,watermael-boisfort&quot;))" office:value-type="string" office:string-value="https://osm.org/search?query=Rue de l'Eider,watermael-boisfort" calcext:value-type="string">
            <text:p>https://osm.org/search?query=Rue de l'Eider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 l'Engoulevent</text:p>
          </table:table-cell>
          <table:table-cell table:style-name="ce8" office:value-type="string" calcext:value-type="string">
            <text:p>Nachtzwaluw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72];&quot;,watermael-boisfort&quot;))" office:value-type="string" office:string-value="https://osm.org/search?query=Rue de l'Engoulevent,watermael-boisfort" calcext:value-type="string">
            <text:p>https://osm.org/search?query=Rue de l'Engoulevent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 l'Etourneau</text:p>
          </table:table-cell>
          <table:table-cell table:style-name="ce8" office:value-type="string" calcext:value-type="string">
            <text:p>Speeuw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73];&quot;,watermael-boisfort&quot;))" office:value-type="string" office:string-value="https://osm.org/search?query=Rue de l'Etourneau,watermael-boisfort" calcext:value-type="string">
            <text:p>https://osm.org/search?query=Rue de l'Etourneau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 l'Hospice Communal</text:p>
          </table:table-cell>
          <table:table-cell table:style-name="ce8" office:value-type="string" calcext:value-type="string">
            <text:p>Gemeentelijke Godshuis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74];&quot;,watermael-boisfort&quot;))" office:value-type="string" office:string-value="https://osm.org/search?query=Rue de l'Hospice Communal,watermael-boisfort" calcext:value-type="string">
            <text:p>https://osm.org/search?query=Rue de l'Hospice Communal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 l'Outarde</text:p>
          </table:table-cell>
          <table:table-cell table:style-name="ce8" office:value-type="string" calcext:value-type="string">
            <text:p>Trapgans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75];&quot;,watermael-boisfort&quot;))" office:value-type="string" office:string-value="https://osm.org/search?query=Rue de l'Outarde,watermael-boisfort" calcext:value-type="string">
            <text:p>https://osm.org/search?query=Rue de l'Outarde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 l'Élan</text:p>
          </table:table-cell>
          <table:table-cell table:style-name="ce8" office:value-type="string" calcext:value-type="string">
            <text:p>Eland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76];&quot;,watermael-boisfort&quot;))" office:value-type="string" office:string-value="https://osm.org/search?query=Rue de l'Élan,watermael-boisfort" calcext:value-type="string">
            <text:p>https://osm.org/search?query=Rue de l'Élan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 la Bergerette</text:p>
          </table:table-cell>
          <table:table-cell table:style-name="ce8" office:value-type="string" calcext:value-type="string">
            <text:p>Kwikstaartje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77];&quot;,watermael-boisfort&quot;))" office:value-type="string" office:string-value="https://osm.org/search?query=Rue de la Bergerette,watermael-boisfort" calcext:value-type="string">
            <text:p>https://osm.org/search?query=Rue de la Bergerette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 la Bifurcation</text:p>
          </table:table-cell>
          <table:table-cell table:style-name="ce8" office:value-type="string" calcext:value-type="string">
            <text:p>Vertakkings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78];&quot;,watermael-boisfort&quot;))" office:value-type="string" office:string-value="https://osm.org/search?query=Rue de la Bifurcation,watermael-boisfort" calcext:value-type="string">
            <text:p>https://osm.org/search?query=Rue de la Bifurcation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 la Citadelle</text:p>
          </table:table-cell>
          <table:table-cell table:style-name="ce8" office:value-type="string" calcext:value-type="string">
            <text:p>Citadel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79];&quot;,watermael-boisfort&quot;))" office:value-type="string" office:string-value="https://osm.org/search?query=Rue de la Citadelle,watermael-boisfort" calcext:value-type="string">
            <text:p>https://osm.org/search?query=Rue de la Citadelle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 la Foresterie</text:p>
          </table:table-cell>
          <table:table-cell table:style-name="ce8" office:value-type="string" calcext:value-type="string">
            <text:p>Vorsteriel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80];&quot;,watermael-boisfort&quot;))" office:value-type="string" office:string-value="https://osm.org/search?query=Rue de la Foresterie,watermael-boisfort" calcext:value-type="string">
            <text:p>https://osm.org/search?query=Rue de la Foresterie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 la Gélinotte</text:p>
          </table:table-cell>
          <table:table-cell table:style-name="ce8" office:value-type="string" calcext:value-type="string">
            <text:p>Hazelhoen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81];&quot;,watermael-boisfort&quot;))" office:value-type="string" office:string-value="https://osm.org/search?query=Rue de la Gélinotte,watermael-boisfort" calcext:value-type="string">
            <text:p>https://osm.org/search?query=Rue de la Gélinotte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 la Herse</text:p>
          </table:table-cell>
          <table:table-cell table:style-name="ce8" office:value-type="string" calcext:value-type="string">
            <text:p>Egge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82];&quot;,watermael-boisfort&quot;))" office:value-type="string" office:string-value="https://osm.org/search?query=Rue de la Herse,watermael-boisfort" calcext:value-type="string">
            <text:p>https://osm.org/search?query=Rue de la Herse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 la Hulotte</text:p>
          </table:table-cell>
          <table:table-cell table:style-name="ce8" office:value-type="string" calcext:value-type="string">
            <text:p>Bosuil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83];&quot;,watermael-boisfort&quot;))" office:value-type="string" office:string-value="https://osm.org/search?query=Rue de la Hulotte,watermael-boisfort" calcext:value-type="string">
            <text:p>https://osm.org/search?query=Rue de la Hulotte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 la Malle-Poste</text:p>
          </table:table-cell>
          <table:table-cell table:style-name="ce8" office:value-type="string" calcext:value-type="string">
            <text:p>Postwagen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84];&quot;,watermael-boisfort&quot;))" office:value-type="string" office:string-value="https://osm.org/search?query=Rue de la Malle-Poste,watermael-boisfort" calcext:value-type="string">
            <text:p>https://osm.org/search?query=Rue de la Malle-Poste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 la Pintade</text:p>
          </table:table-cell>
          <table:table-cell table:style-name="ce8" office:value-type="string" calcext:value-type="string">
            <text:p>Parelhoen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85];&quot;,watermael-boisfort&quot;))" office:value-type="string" office:string-value="https://osm.org/search?query=Rue de la Pintade,watermael-boisfort" calcext:value-type="string">
            <text:p>https://osm.org/search?query=Rue de la Pintade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 la Sapinière</text:p>
          </table:table-cell>
          <table:table-cell table:style-name="ce8" office:value-type="string" calcext:value-type="string">
            <text:p>Dennebos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86];&quot;,watermael-boisfort&quot;))" office:value-type="string" office:string-value="https://osm.org/search?query=Rue de la Sapinière,watermael-boisfort" calcext:value-type="string">
            <text:p>https://osm.org/search?query=Rue de la Sapinière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 la Sarcelle</text:p>
          </table:table-cell>
          <table:table-cell table:style-name="ce8" office:value-type="string" calcext:value-type="string">
            <text:p>Taling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87];&quot;,watermael-boisfort&quot;))" office:value-type="string" office:string-value="https://osm.org/search?query=Rue de la Sarcelle,watermael-boisfort" calcext:value-type="string">
            <text:p>https://osm.org/search?query=Rue de la Sarcelle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 la Vénerie</text:p>
          </table:table-cell>
          <table:table-cell table:style-name="ce8" office:value-type="string" calcext:value-type="string">
            <text:p>Jacht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88];&quot;,watermael-boisfort&quot;))" office:value-type="string" office:string-value="https://osm.org/search?query=Rue de la Vénerie,watermael-boisfort" calcext:value-type="string">
            <text:p>https://osm.org/search?query=Rue de la Vénerie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s Acanthes</text:p>
          </table:table-cell>
          <table:table-cell table:style-name="ce8" office:value-type="string" calcext:value-type="string">
            <text:p>Acanthussen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89];&quot;,watermael-boisfort&quot;))" office:value-type="string" office:string-value="https://osm.org/search?query=Rue des Acanthes,watermael-boisfort" calcext:value-type="string">
            <text:p>https://osm.org/search?query=Rue des Acanthe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s Aconits</text:p>
          </table:table-cell>
          <table:table-cell table:style-name="ce8" office:value-type="string" calcext:value-type="string">
            <text:p>Monnikskap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90];&quot;,watermael-boisfort&quot;))" office:value-type="string" office:string-value="https://osm.org/search?query=Rue des Aconits,watermael-boisfort" calcext:value-type="string">
            <text:p>https://osm.org/search?query=Rue des Aconit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s Aigrettes</text:p>
          </table:table-cell>
          <table:table-cell table:style-name="ce8" office:value-type="string" calcext:value-type="string">
            <text:p>Zilverreigers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91];&quot;,watermael-boisfort&quot;))" office:value-type="string" office:string-value="https://osm.org/search?query=Rue des Aigrettes,watermael-boisfort" calcext:value-type="string">
            <text:p>https://osm.org/search?query=Rue des Aigrette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s Angéliques</text:p>
          </table:table-cell>
          <table:table-cell table:style-name="ce8" office:value-type="string" calcext:value-type="string">
            <text:p>Engelwortel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92];&quot;,watermael-boisfort&quot;))" office:value-type="string" office:string-value="https://osm.org/search?query=Rue des Angéliques,watermael-boisfort" calcext:value-type="string">
            <text:p>https://osm.org/search?query=Rue des Angélique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s Arcades</text:p>
          </table:table-cell>
          <table:table-cell table:style-name="ce8" office:value-type="string" calcext:value-type="string">
            <text:p>Arcaden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93];&quot;,watermael-boisfort&quot;))" office:value-type="string" office:string-value="https://osm.org/search?query=Rue des Arcades,watermael-boisfort" calcext:value-type="string">
            <text:p>https://osm.org/search?query=Rue des Arcade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s Archives</text:p>
          </table:table-cell>
          <table:table-cell table:style-name="ce8" office:value-type="string" calcext:value-type="string">
            <text:p>Archief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94];&quot;,watermael-boisfort&quot;))" office:value-type="string" office:string-value="https://osm.org/search?query=Rue des Archives,watermael-boisfort" calcext:value-type="string">
            <text:p>https://osm.org/search?query=Rue des Archive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s Bengalis</text:p>
          </table:table-cell>
          <table:table-cell table:style-name="ce8" office:value-type="string" calcext:value-type="string">
            <text:p>Rijstvogel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95];&quot;,watermael-boisfort&quot;))" office:value-type="string" office:string-value="https://osm.org/search?query=Rue des Bengalis,watermael-boisfort" calcext:value-type="string">
            <text:p>https://osm.org/search?query=Rue des Bengali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s Bégonias</text:p>
          </table:table-cell>
          <table:table-cell table:style-name="ce8" office:value-type="string" calcext:value-type="string">
            <text:p>Begonia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96];&quot;,watermael-boisfort&quot;))" office:value-type="string" office:string-value="https://osm.org/search?query=Rue des Bégonias,watermael-boisfort" calcext:value-type="string">
            <text:p>https://osm.org/search?query=Rue des Bégonia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s Béguinettes</text:p>
          </table:table-cell>
          <table:table-cell table:style-name="ce8" office:value-type="string" calcext:value-type="string">
            <text:p>Piepelingen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97];&quot;,watermael-boisfort&quot;))" office:value-type="string" office:string-value="https://osm.org/search?query=Rue des Béguinettes,watermael-boisfort" calcext:value-type="string">
            <text:p>https://osm.org/search?query=Rue des Béguinette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s Cannas</text:p>
          </table:table-cell>
          <table:table-cell table:style-name="ce8" office:value-type="string" calcext:value-type="string">
            <text:p>Canna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98];&quot;,watermael-boisfort&quot;))" office:value-type="string" office:string-value="https://osm.org/search?query=Rue des Cannas,watermael-boisfort" calcext:value-type="string">
            <text:p>https://osm.org/search?query=Rue des Canna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s Courlis</text:p>
          </table:table-cell>
          <table:table-cell table:style-name="ce8" office:value-type="string" calcext:value-type="string">
            <text:p>Wulpen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199];&quot;,watermael-boisfort&quot;))" office:value-type="string" office:string-value="https://osm.org/search?query=Rue des Courlis,watermael-boisfort" calcext:value-type="string">
            <text:p>https://osm.org/search?query=Rue des Courli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s Cyclamens</text:p>
          </table:table-cell>
          <table:table-cell table:style-name="ce8" office:value-type="string" calcext:value-type="string">
            <text:p>Cyclamens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200];&quot;,watermael-boisfort&quot;))" office:value-type="string" office:string-value="https://osm.org/search?query=Rue des Cyclamens,watermael-boisfort" calcext:value-type="string">
            <text:p>https://osm.org/search?query=Rue des Cyclamen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s Cèdres</text:p>
          </table:table-cell>
          <table:table-cell table:style-name="ce8" office:value-type="string" calcext:value-type="string">
            <text:p>Ceders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201];&quot;,watermael-boisfort&quot;))" office:value-type="string" office:string-value="https://osm.org/search?query=Rue des Cèdres,watermael-boisfort" calcext:value-type="string">
            <text:p>https://osm.org/search?query=Rue des Cèdre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s Digitales</text:p>
          </table:table-cell>
          <table:table-cell table:style-name="ce8" office:value-type="string" calcext:value-type="string">
            <text:p>Vingerhoedskruid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202];&quot;,watermael-boisfort&quot;))" office:value-type="string" office:string-value="https://osm.org/search?query=Rue des Digitales,watermael-boisfort" calcext:value-type="string">
            <text:p>https://osm.org/search?query=Rue des Digitale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s Ellébores</text:p>
          </table:table-cell>
          <table:table-cell table:style-name="ce8" office:value-type="string" calcext:value-type="string">
            <text:p>Kerstrozen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203];&quot;,watermael-boisfort&quot;))" office:value-type="string" office:string-value="https://osm.org/search?query=Rue des Ellébores,watermael-boisfort" calcext:value-type="string">
            <text:p>https://osm.org/search?query=Rue des Ellébore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s Emérillons</text:p>
          </table:table-cell>
          <table:table-cell table:style-name="ce8" office:value-type="string" calcext:value-type="string">
            <text:p>Smellekens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204];&quot;,watermael-boisfort&quot;))" office:value-type="string" office:string-value="https://osm.org/search?query=Rue des Emérillons,watermael-boisfort" calcext:value-type="string">
            <text:p>https://osm.org/search?query=Rue des Emérillon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s Epicéas</text:p>
          </table:table-cell>
          <table:table-cell table:style-name="ce8" office:value-type="string" calcext:value-type="string">
            <text:p>Epicea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205];&quot;,watermael-boisfort&quot;))" office:value-type="string" office:string-value="https://osm.org/search?query=Rue des Epicéas,watermael-boisfort" calcext:value-type="string">
            <text:p>https://osm.org/search?query=Rue des Epicéa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s Funkias</text:p>
          </table:table-cell>
          <table:table-cell table:style-name="ce8" office:value-type="string" calcext:value-type="string">
            <text:p>Funkia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206];&quot;,watermael-boisfort&quot;))" office:value-type="string" office:string-value="https://osm.org/search?query=Rue des Funkias,watermael-boisfort" calcext:value-type="string">
            <text:p>https://osm.org/search?query=Rue des Funkia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s Gardénias</text:p>
          </table:table-cell>
          <table:table-cell table:style-name="ce8" office:value-type="string" calcext:value-type="string">
            <text:p>Gardenia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207];&quot;,watermael-boisfort&quot;))" office:value-type="string" office:string-value="https://osm.org/search?query=Rue des Gardénias,watermael-boisfort" calcext:value-type="string">
            <text:p>https://osm.org/search?query=Rue des Gardénia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s Garennes</text:p>
          </table:table-cell>
          <table:table-cell table:style-name="ce8" office:value-type="string" calcext:value-type="string">
            <text:p>Konijnenwarande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208];&quot;,watermael-boisfort&quot;))" office:value-type="string" office:string-value="https://osm.org/search?query=Rue des Garennes,watermael-boisfort" calcext:value-type="string">
            <text:p>https://osm.org/search?query=Rue des Garenne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s Gloxinias</text:p>
          </table:table-cell>
          <table:table-cell table:style-name="ce8" office:value-type="string" calcext:value-type="string">
            <text:p>Gloxinia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209];&quot;,watermael-boisfort&quot;))" office:value-type="string" office:string-value="https://osm.org/search?query=Rue des Gloxinias,watermael-boisfort" calcext:value-type="string">
            <text:p>https://osm.org/search?query=Rue des Gloxinia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s Grèbes</text:p>
          </table:table-cell>
          <table:table-cell table:style-name="ce8" office:value-type="string" calcext:value-type="string">
            <text:p>Futen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210];&quot;,watermael-boisfort&quot;))" office:value-type="string" office:string-value="https://osm.org/search?query=Rue des Grèbes,watermael-boisfort" calcext:value-type="string">
            <text:p>https://osm.org/search?query=Rue des Grèbe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s Ibis</text:p>
          </table:table-cell>
          <table:table-cell table:style-name="ce8" office:value-type="string" calcext:value-type="string">
            <text:p>Ibissen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211];&quot;,watermael-boisfort&quot;))" office:value-type="string" office:string-value="https://osm.org/search?query=Rue des Ibis,watermael-boisfort" calcext:value-type="string">
            <text:p>https://osm.org/search?query=Rue des Ibi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s Lauriers</text:p>
          </table:table-cell>
          <table:table-cell table:style-name="ce8" office:value-type="string" calcext:value-type="string">
            <text:p>Lauriers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212];&quot;,watermael-boisfort&quot;))" office:value-type="string" office:string-value="https://osm.org/search?query=Rue des Lauriers,watermael-boisfort" calcext:value-type="string">
            <text:p>https://osm.org/search?query=Rue des Laurier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s Lobélias</text:p>
          </table:table-cell>
          <table:table-cell table:style-name="ce8" office:value-type="string" calcext:value-type="string">
            <text:p>Lobelia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213];&quot;,watermael-boisfort&quot;))" office:value-type="string" office:string-value="https://osm.org/search?query=Rue des Lobélias,watermael-boisfort" calcext:value-type="string">
            <text:p>https://osm.org/search?query=Rue des Lobélia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s Lupins</text:p>
          </table:table-cell>
          <table:table-cell table:style-name="ce8" office:value-type="string" calcext:value-type="string">
            <text:p>Lupinen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214];&quot;,watermael-boisfort&quot;))" office:value-type="string" office:string-value="https://osm.org/search?query=Rue des Lupins,watermael-boisfort" calcext:value-type="string">
            <text:p>https://osm.org/search?query=Rue des Lupin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 table:style-name="ce6"/>
          <table:table-cell table:style-name="ce8" office:value-type="string" calcext:value-type="string">
            <text:p>Rue des Marcassins</text:p>
          </table:table-cell>
          <table:table-cell table:style-name="ce8" office:value-type="string" calcext:value-type="string">
            <text:p>Everzwijntjesstraat</text:p>
          </table:table-cell>
          <table:table-cell table:style-name="ce6"/>
          <table:table-cell table:style-name="ce8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14" table:formula="of:=HYPERLINK(CONCATENATE(&quot;https://osm.org/search?query=&quot;; [.C215];&quot;,watermael-boisfort&quot;))" office:value-type="string" office:string-value="https://osm.org/search?query=Rue des Marcassins,watermael-boisfort" calcext:value-type="string">
            <text:p>https://osm.org/search?query=Rue des Marcassins,watermael-boisfort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es Merisiers</text:p>
          </table:table-cell>
          <table:table-cell table:style-name="ce3" office:value-type="string" calcext:value-type="string">
            <text:p>Kriekenbomen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16];&quot;,watermael-boisfort&quot;))" office:value-type="string" office:string-value="https://osm.org/search?query=Rue des Merisiers,watermael-boisfort" calcext:value-type="string">
            <text:p>https://osm.org/search?query=Rue des Merisiers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es Nigelles</text:p>
          </table:table-cell>
          <table:table-cell table:style-name="ce3" office:value-type="string" calcext:value-type="string">
            <text:p>Nigellen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17];&quot;,watermael-boisfort&quot;))" office:value-type="string" office:string-value="https://osm.org/search?query=Rue des Nigelles,watermael-boisfort" calcext:value-type="string">
            <text:p>https://osm.org/search?query=Rue des Nigelles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es Néfliers</text:p>
          </table:table-cell>
          <table:table-cell table:style-name="ce3" office:value-type="string" calcext:value-type="string">
            <text:p>Mispelaars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18];&quot;,watermael-boisfort&quot;))" office:value-type="string" office:string-value="https://osm.org/search?query=Rue des Néfliers,watermael-boisfort" calcext:value-type="string">
            <text:p>https://osm.org/search?query=Rue des Néfliers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es Oxalis</text:p>
          </table:table-cell>
          <table:table-cell table:style-name="ce3" office:value-type="string" calcext:value-type="string">
            <text:p>Klaverzuring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19];&quot;,watermael-boisfort&quot;))" office:value-type="string" office:string-value="https://osm.org/search?query=Rue des Oxalis,watermael-boisfort" calcext:value-type="string">
            <text:p>https://osm.org/search?query=Rue des Oxalis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es Passiflores</text:p>
          </table:table-cell>
          <table:table-cell table:style-name="ce3" office:value-type="string" calcext:value-type="string">
            <text:p>Passiebloemen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20];&quot;,watermael-boisfort&quot;))" office:value-type="string" office:string-value="https://osm.org/search?query=Rue des Passiflores,watermael-boisfort" calcext:value-type="string">
            <text:p>https://osm.org/search?query=Rue des Passiflores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es Phlox</text:p>
          </table:table-cell>
          <table:table-cell table:style-name="ce3" office:value-type="string" calcext:value-type="string">
            <text:p>Floxen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21];&quot;,watermael-boisfort&quot;))" office:value-type="string" office:string-value="https://osm.org/search?query=Rue des Phlox,watermael-boisfort" calcext:value-type="string">
            <text:p>https://osm.org/search?query=Rue des Phlox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es Pierres Rouges</text:p>
          </table:table-cell>
          <table:table-cell table:style-name="ce3" office:value-type="string" calcext:value-type="string">
            <text:p>Rode Stenen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22];&quot;,watermael-boisfort&quot;))" office:value-type="string" office:string-value="https://osm.org/search?query=Rue des Pierres Rouges,watermael-boisfort" calcext:value-type="string">
            <text:p>https://osm.org/search?query=Rue des Pierres Rouges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es Pluviers</text:p>
          </table:table-cell>
          <table:table-cell table:style-name="ce3" office:value-type="string" calcext:value-type="string">
            <text:p>Pluvier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23];&quot;,watermael-boisfort&quot;))" office:value-type="string" office:string-value="https://osm.org/search?query=Rue des Pluviers,watermael-boisfort" calcext:value-type="string">
            <text:p>https://osm.org/search?query=Rue des Pluviers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es Pyrèthres</text:p>
          </table:table-cell>
          <table:table-cell table:style-name="ce3" office:value-type="string" calcext:value-type="string">
            <text:p>Pyretrum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24];&quot;,watermael-boisfort&quot;))" office:value-type="string" office:string-value="https://osm.org/search?query=Rue des Pyrèthres,watermael-boisfort" calcext:value-type="string">
            <text:p>https://osm.org/search?query=Rue des Pyrèthres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es Pétunias</text:p>
          </table:table-cell>
          <table:table-cell table:style-name="ce3" office:value-type="string" calcext:value-type="string">
            <text:p>Petunia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25];&quot;,watermael-boisfort&quot;))" office:value-type="string" office:string-value="https://osm.org/search?query=Rue des Pétunias,watermael-boisfort" calcext:value-type="string">
            <text:p>https://osm.org/search?query=Rue des Pétunias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es Pêcheries</text:p>
          </table:table-cell>
          <table:table-cell table:style-name="ce3" office:value-type="string" calcext:value-type="string">
            <text:p>Visserij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26];&quot;,watermael-boisfort&quot;))" office:value-type="string" office:string-value="https://osm.org/search?query=Rue des Pêcheries,watermael-boisfort" calcext:value-type="string">
            <text:p>https://osm.org/search?query=Rue des Pêcheries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es Renoncules</text:p>
          </table:table-cell>
          <table:table-cell table:style-name="ce3" office:value-type="string" calcext:value-type="string">
            <text:p>Boterbloemen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27];&quot;,watermael-boisfort&quot;))" office:value-type="string" office:string-value="https://osm.org/search?query=Rue des Renoncules,watermael-boisfort" calcext:value-type="string">
            <text:p>https://osm.org/search?query=Rue des Renoncules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es Salvias</text:p>
          </table:table-cell>
          <table:table-cell table:style-name="ce3" office:value-type="string" calcext:value-type="string">
            <text:p>Salvia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28];&quot;,watermael-boisfort&quot;))" office:value-type="string" office:string-value="https://osm.org/search?query=Rue des Salvias,watermael-boisfort" calcext:value-type="string">
            <text:p>https://osm.org/search?query=Rue des Salvias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es Sangliers</text:p>
          </table:table-cell>
          <table:table-cell table:style-name="ce3" office:value-type="string" calcext:value-type="string">
            <text:p>Everzwijnen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29];&quot;,watermael-boisfort&quot;))" office:value-type="string" office:string-value="https://osm.org/search?query=Rue des Sangliers,watermael-boisfort" calcext:value-type="string">
            <text:p>https://osm.org/search?query=Rue des Sangliers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es Saxifrages</text:p>
          </table:table-cell>
          <table:table-cell table:style-name="ce3" office:value-type="string" calcext:value-type="string">
            <text:p>Steenbreek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30];&quot;,watermael-boisfort&quot;))" office:value-type="string" office:string-value="https://osm.org/search?query=Rue des Saxifrages,watermael-boisfort" calcext:value-type="string">
            <text:p>https://osm.org/search?query=Rue des Saxifrages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es Scabieuses</text:p>
          </table:table-cell>
          <table:table-cell table:style-name="ce3" office:value-type="string" calcext:value-type="string">
            <text:p>Scabiosa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31];&quot;,watermael-boisfort&quot;))" office:value-type="string" office:string-value="https://osm.org/search?query=Rue des Scabieuses,watermael-boisfort" calcext:value-type="string">
            <text:p>https://osm.org/search?query=Rue des Scabieuses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es Scilles</text:p>
          </table:table-cell>
          <table:table-cell table:style-name="ce3" office:value-type="string" calcext:value-type="string">
            <text:p>Scilla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32];&quot;,watermael-boisfort&quot;))" office:value-type="string" office:string-value="https://osm.org/search?query=Rue des Scilles,watermael-boisfort" calcext:value-type="string">
            <text:p>https://osm.org/search?query=Rue des Scilles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es Silènes</text:p>
          </table:table-cell>
          <table:table-cell table:style-name="ce3" office:value-type="string" calcext:value-type="string">
            <text:p>Silenen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33];&quot;,watermael-boisfort&quot;))" office:value-type="string" office:string-value="https://osm.org/search?query=Rue des Silènes,watermael-boisfort" calcext:value-type="string">
            <text:p>https://osm.org/search?query=Rue des Silènes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es Spirées</text:p>
          </table:table-cell>
          <table:table-cell table:style-name="ce3" office:value-type="string" calcext:value-type="string">
            <text:p>Spirea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34];&quot;,watermael-boisfort&quot;))" office:value-type="string" office:string-value="https://osm.org/search?query=Rue des Spirées,watermael-boisfort" calcext:value-type="string">
            <text:p>https://osm.org/search?query=Rue des Spirées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es Thuyas</text:p>
          </table:table-cell>
          <table:table-cell table:style-name="ce3" office:value-type="string" calcext:value-type="string">
            <text:p>Thuja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35];&quot;,watermael-boisfort&quot;))" office:value-type="string" office:string-value="https://osm.org/search?query=Rue des Thuyas,watermael-boisfort" calcext:value-type="string">
            <text:p>https://osm.org/search?query=Rue des Thuyas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es Tritomas</text:p>
          </table:table-cell>
          <table:table-cell table:style-name="ce3" office:value-type="string" calcext:value-type="string">
            <text:p>Tritoma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36];&quot;,watermael-boisfort&quot;))" office:value-type="string" office:string-value="https://osm.org/search?query=Rue des Tritomas,watermael-boisfort" calcext:value-type="string">
            <text:p>https://osm.org/search?query=Rue des Tritomas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es Trois Tilleuls</text:p>
          </table:table-cell>
          <table:table-cell table:style-name="ce3" office:value-type="string" calcext:value-type="string">
            <text:p>Drie Linden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37];&quot;,watermael-boisfort&quot;))" office:value-type="string" office:string-value="https://osm.org/search?query=Rue des Trois Tilleuls,watermael-boisfort" calcext:value-type="string">
            <text:p>https://osm.org/search?query=Rue des Trois Tilleuls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es Tubéreuses</text:p>
          </table:table-cell>
          <table:table-cell table:style-name="ce3" office:value-type="string" calcext:value-type="string">
            <text:p>Tuberozen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38];&quot;,watermael-boisfort&quot;))" office:value-type="string" office:string-value="https://osm.org/search?query=Rue des Tubéreuses,watermael-boisfort" calcext:value-type="string">
            <text:p>https://osm.org/search?query=Rue des Tubéreuses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es Valérianes</text:p>
          </table:table-cell>
          <table:table-cell table:style-name="ce3" office:value-type="string" calcext:value-type="string">
            <text:p>Valerianen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39];&quot;,watermael-boisfort&quot;))" office:value-type="string" office:string-value="https://osm.org/search?query=Rue des Valérianes,watermael-boisfort" calcext:value-type="string">
            <text:p>https://osm.org/search?query=Rue des Valérianes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u Bien-Faire</text:p>
          </table:table-cell>
          <table:table-cell table:style-name="ce3" office:value-type="string" calcext:value-type="string">
            <text:p>Bien-Faire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40];&quot;,watermael-boisfort&quot;))" office:value-type="string" office:string-value="https://osm.org/search?query=Rue du Bien-Faire,watermael-boisfort" calcext:value-type="string">
            <text:p>https://osm.org/search?query=Rue du Bien-Faire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u Brillant</text:p>
          </table:table-cell>
          <table:table-cell table:style-name="ce3" office:value-type="string" calcext:value-type="string">
            <text:p>Briljant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41];&quot;,watermael-boisfort&quot;))" office:value-type="string" office:string-value="https://osm.org/search?query=Rue du Brillant,watermael-boisfort" calcext:value-type="string">
            <text:p>https://osm.org/search?query=Rue du Brillant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u Bruant</text:p>
          </table:table-cell>
          <table:table-cell table:style-name="ce3" office:value-type="string" calcext:value-type="string">
            <text:p>Gors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42];&quot;,watermael-boisfort&quot;))" office:value-type="string" office:string-value="https://osm.org/search?query=Rue du Bruant,watermael-boisfort" calcext:value-type="string">
            <text:p>https://osm.org/search?query=Rue du Bruant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u Buis</text:p>
          </table:table-cell>
          <table:table-cell table:style-name="ce3" office:value-type="string" calcext:value-type="string">
            <text:p>Buksboom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43];&quot;,watermael-boisfort&quot;))" office:value-type="string" office:string-value="https://osm.org/search?query=Rue du Buis,watermael-boisfort" calcext:value-type="string">
            <text:p>https://osm.org/search?query=Rue du Buis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u Busard</text:p>
          </table:table-cell>
          <table:table-cell table:style-name="ce3" office:value-type="string" calcext:value-type="string">
            <text:p>Buizerd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44];&quot;,watermael-boisfort&quot;))" office:value-type="string" office:string-value="https://osm.org/search?query=Rue du Busard,watermael-boisfort" calcext:value-type="string">
            <text:p>https://osm.org/search?query=Rue du Busard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u Concours</text:p>
          </table:table-cell>
          <table:table-cell table:style-name="ce3" office:value-type="string" calcext:value-type="string">
            <text:p>Prijskamp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45];&quot;,watermael-boisfort&quot;))" office:value-type="string" office:string-value="https://osm.org/search?query=Rue du Concours,watermael-boisfort" calcext:value-type="string">
            <text:p>https://osm.org/search?query=Rue du Concours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u Coucou</text:p>
          </table:table-cell>
          <table:table-cell table:style-name="ce3" office:value-type="string" calcext:value-type="string">
            <text:p>Koekoek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46];&quot;,watermael-boisfort&quot;))" office:value-type="string" office:string-value="https://osm.org/search?query=Rue du Coucou,watermael-boisfort" calcext:value-type="string">
            <text:p>https://osm.org/search?query=Rue du Coucou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u Friquet</text:p>
          </table:table-cell>
          <table:table-cell table:style-name="ce3" office:value-type="string" calcext:value-type="string">
            <text:p>Ringmus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47];&quot;,watermael-boisfort&quot;))" office:value-type="string" office:string-value="https://osm.org/search?query=Rue du Friquet,watermael-boisfort" calcext:value-type="string">
            <text:p>https://osm.org/search?query=Rue du Friquet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u Grand Veneur</text:p>
          </table:table-cell>
          <table:table-cell table:style-name="ce3" office:value-type="string" calcext:value-type="string">
            <text:p>Opperjachtmeester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48];&quot;,watermael-boisfort&quot;))" office:value-type="string" office:string-value="https://osm.org/search?query=Rue du Grand Veneur,watermael-boisfort" calcext:value-type="string">
            <text:p>https://osm.org/search?query=Rue du Grand Veneur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u Gruyer</text:p>
          </table:table-cell>
          <table:table-cell table:style-name="ce3" office:value-type="string" calcext:value-type="string">
            <text:p>Bosrechter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49];&quot;,watermael-boisfort&quot;))" office:value-type="string" office:string-value="https://osm.org/search?query=Rue du Gruyer,watermael-boisfort" calcext:value-type="string">
            <text:p>https://osm.org/search?query=Rue du Gruyer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u Héron</text:p>
          </table:table-cell>
          <table:table-cell table:style-name="ce3" office:value-type="string" calcext:value-type="string">
            <text:p>Reiger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50];&quot;,watermael-boisfort&quot;))" office:value-type="string" office:string-value="https://osm.org/search?query=Rue du Héron,watermael-boisfort" calcext:value-type="string">
            <text:p>https://osm.org/search?query=Rue du Héron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u Loriot</text:p>
          </table:table-cell>
          <table:table-cell table:style-name="ce3" office:value-type="string" calcext:value-type="string">
            <text:p>Wielewaal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51];&quot;,watermael-boisfort&quot;))" office:value-type="string" office:string-value="https://osm.org/search?query=Rue du Loriot,watermael-boisfort" calcext:value-type="string">
            <text:p>https://osm.org/search?query=Rue du Loriot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u Loutrier</text:p>
          </table:table-cell>
          <table:table-cell table:style-name="ce3" office:value-type="string" calcext:value-type="string">
            <text:p>Ottervanger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52];&quot;,watermael-boisfort&quot;))" office:value-type="string" office:string-value="https://osm.org/search?query=Rue du Loutrier,watermael-boisfort" calcext:value-type="string">
            <text:p>https://osm.org/search?query=Rue du Loutrier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u Ministre</text:p>
          </table:table-cell>
          <table:table-cell table:style-name="ce3" office:value-type="string" calcext:value-type="string">
            <text:p>Minister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53];&quot;,watermael-boisfort&quot;))" office:value-type="string" office:string-value="https://osm.org/search?query=Rue du Ministre,watermael-boisfort" calcext:value-type="string">
            <text:p>https://osm.org/search?query=Rue du Ministre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u Pic-Vert</text:p>
          </table:table-cell>
          <table:table-cell table:style-name="ce3" office:value-type="string" calcext:value-type="string">
            <text:p>Groene Specht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54];&quot;,watermael-boisfort&quot;))" office:value-type="string" office:string-value="https://osm.org/search?query=Rue du Pic-Vert,watermael-boisfort" calcext:value-type="string">
            <text:p>https://osm.org/search?query=Rue du Pic-Vert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u Pinson</text:p>
          </table:table-cell>
          <table:table-cell table:style-name="ce3" office:value-type="string" calcext:value-type="string">
            <text:p>Vink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55];&quot;,watermael-boisfort&quot;))" office:value-type="string" office:string-value="https://osm.org/search?query=Rue du Pinson,watermael-boisfort" calcext:value-type="string">
            <text:p>https://osm.org/search?query=Rue du Pinson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u Roitelet</text:p>
          </table:table-cell>
          <table:table-cell table:style-name="ce3" office:value-type="string" calcext:value-type="string">
            <text:p>Winterkoninkje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56];&quot;,watermael-boisfort&quot;))" office:value-type="string" office:string-value="https://osm.org/search?query=Rue du Roitelet,watermael-boisfort" calcext:value-type="string">
            <text:p>https://osm.org/search?query=Rue du Roitelet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u Rouge-Gorge</text:p>
          </table:table-cell>
          <table:table-cell table:style-name="ce3" office:value-type="string" calcext:value-type="string">
            <text:p>Roodborstje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57];&quot;,watermael-boisfort&quot;))" office:value-type="string" office:string-value="https://osm.org/search?query=Rue du Rouge-Gorge,watermael-boisfort" calcext:value-type="string">
            <text:p>https://osm.org/search?query=Rue du Rouge-Gorge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u Triage</text:p>
          </table:table-cell>
          <table:table-cell table:style-name="ce3" office:value-type="string" calcext:value-type="string">
            <text:p>Hakbos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58];&quot;,watermael-boisfort&quot;))" office:value-type="string" office:string-value="https://osm.org/search?query=Rue du Triage,watermael-boisfort" calcext:value-type="string">
            <text:p>https://osm.org/search?query=Rue du Triage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u Troglodyte</text:p>
          </table:table-cell>
          <table:table-cell table:style-name="ce3" office:value-type="string" calcext:value-type="string">
            <text:p>Holbewoner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59];&quot;,watermael-boisfort&quot;))" office:value-type="string" office:string-value="https://osm.org/search?query=Rue du Troglodyte,watermael-boisfort" calcext:value-type="string">
            <text:p>https://osm.org/search?query=Rue du Troglodyte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Sentier d'Auderghem</text:p>
          </table:table-cell>
          <table:table-cell table:style-name="ce3" office:value-type="string" calcext:value-type="string">
            <text:p>Oudergemvoetpad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60];&quot;,watermael-boisfort&quot;))" office:value-type="string" office:string-value="https://osm.org/search?query=Sentier d'Auderghem,watermael-boisfort" calcext:value-type="string">
            <text:p>https://osm.org/search?query=Sentier d'Auderghem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Sentier de la Pépinière</text:p>
          </table:table-cell>
          <table:table-cell table:style-name="ce3" office:value-type="string" calcext:value-type="string">
            <text:p>Kwekerijpad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61];&quot;,watermael-boisfort&quot;))" office:value-type="string" office:string-value="https://osm.org/search?query=Sentier de la Pépinière,watermael-boisfort" calcext:value-type="string">
            <text:p>https://osm.org/search?query=Sentier de la Pépinière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Sentier de la Source Laineuse</text:p>
          </table:table-cell>
          <table:table-cell table:style-name="ce3" office:value-type="string" calcext:value-type="string">
            <text:p>Wollenborrepad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62];&quot;,watermael-boisfort&quot;))" office:value-type="string" office:string-value="https://osm.org/search?query=Sentier de la Source Laineuse,watermael-boisfort" calcext:value-type="string">
            <text:p>https://osm.org/search?query=Sentier de la Source Laineuse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Sentier des Endymions</text:p>
          </table:table-cell>
          <table:table-cell table:style-name="ce3" office:value-type="string" calcext:value-type="string">
            <text:p>Boshyacintenvoetpad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63];&quot;,watermael-boisfort&quot;))" office:value-type="string" office:string-value="https://osm.org/search?query=Sentier des Endymions,watermael-boisfort" calcext:value-type="string">
            <text:p>https://osm.org/search?query=Sentier des Endymions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Sentier des Merles</text:p>
          </table:table-cell>
          <table:table-cell table:style-name="ce3" office:value-type="string" calcext:value-type="string">
            <text:p>Merelspad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64];&quot;,watermael-boisfort&quot;))" office:value-type="string" office:string-value="https://osm.org/search?query=Sentier des Merles,watermael-boisfort" calcext:value-type="string">
            <text:p>https://osm.org/search?query=Sentier des Merles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Sentier des Muguets</text:p>
          </table:table-cell>
          <table:table-cell table:style-name="ce3" office:value-type="string" calcext:value-type="string">
            <text:p>Meibloemenvoetpad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65];&quot;,watermael-boisfort&quot;))" office:value-type="string" office:string-value="https://osm.org/search?query=Sentier des Muguets,watermael-boisfort" calcext:value-type="string">
            <text:p>https://osm.org/search?query=Sentier des Muguets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Sentier des Pins</text:p>
          </table:table-cell>
          <table:table-cell table:style-name="ce3" office:value-type="string" calcext:value-type="string">
            <text:p>Pijnenvoetpad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66];&quot;,watermael-boisfort&quot;))" office:value-type="string" office:string-value="https://osm.org/search?query=Sentier des Pins,watermael-boisfort" calcext:value-type="string">
            <text:p>https://osm.org/search?query=Sentier des Pins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Sentier des Putois</text:p>
          </table:table-cell>
          <table:table-cell table:style-name="ce3" office:value-type="string" calcext:value-type="string">
            <text:p>Bunzingenvoetpad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67];&quot;,watermael-boisfort&quot;))" office:value-type="string" office:string-value="https://osm.org/search?query=Sentier des Putois,watermael-boisfort" calcext:value-type="string">
            <text:p>https://osm.org/search?query=Sentier des Putois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Sentier du Caudael</text:p>
          </table:table-cell>
          <table:table-cell table:style-name="ce3" office:value-type="string" calcext:value-type="string">
            <text:p>Caudaelvoetpad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68];&quot;,watermael-boisfort&quot;))" office:value-type="string" office:string-value="https://osm.org/search?query=Sentier du Caudael,watermael-boisfort" calcext:value-type="string">
            <text:p>https://osm.org/search?query=Sentier du Caudael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Sentier du Martin Pêcheur</text:p>
          </table:table-cell>
          <table:table-cell table:style-name="ce3" office:value-type="string" calcext:value-type="string">
            <text:p>IJsvogelvoetpad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69];&quot;,watermael-boisfort&quot;))" office:value-type="string" office:string-value="https://osm.org/search?query=Sentier du Martin Pêcheur,watermael-boisfort" calcext:value-type="string">
            <text:p>https://osm.org/search?query=Sentier du Martin Pêcheur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Sentier du Vallon des Chênes</text:p>
          </table:table-cell>
          <table:table-cell table:style-name="ce3" office:value-type="string" calcext:value-type="string">
            <text:p>Eikendalpad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70];&quot;,watermael-boisfort&quot;))" office:value-type="string" office:string-value="https://osm.org/search?query=Sentier du Vallon des Chênes,watermael-boisfort" calcext:value-type="string">
            <text:p>https://osm.org/search?query=Sentier du Vallon des Chênes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Sentier du Vallon des Chênes</text:p>
          </table:table-cell>
          <table:table-cell table:style-name="ce3" office:value-type="string" calcext:value-type="string">
            <text:p>Eikendalvoetpad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71];&quot;,watermael-boisfort&quot;))" office:value-type="string" office:string-value="https://osm.org/search?query=Sentier du Vallon des Chênes,watermael-boisfort" calcext:value-type="string">
            <text:p>https://osm.org/search?query=Sentier du Vallon des Chênes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Sentier du Vuylbeek</text:p>
          </table:table-cell>
          <table:table-cell table:style-name="ce3" office:value-type="string" calcext:value-type="string">
            <text:p>Vuilbeekpad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72];&quot;,watermael-boisfort&quot;))" office:value-type="string" office:string-value="https://osm.org/search?query=Sentier du Vuylbeek,watermael-boisfort" calcext:value-type="string">
            <text:p>https://osm.org/search?query=Sentier du Vuylbeek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Chaussée de Mont-Saint-Jean</text:p>
          </table:table-cell>
          <table:table-cell table:style-name="ce3" office:value-type="string" calcext:value-type="string">
            <text:p>Sint Jansbergsteenweg</text:p>
          </table:table-cell>
          <table:table-cell table:style-name="ce3" office:value-type="string" calcext:value-type="string">
            <text:p>Q924932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number-columns-repeated="2"/>
          <table:table-cell table:style-name="ce15" table:formula="of:=HYPERLINK(CONCATENATE(&quot;https://osm.org/search?query=&quot;; [.C273];&quot;,watermael-boisfort&quot;))" office:value-type="string" office:string-value="https://osm.org/search?query=Chaussée de Mont-Saint-Jean,watermael-boisfort" calcext:value-type="string">
            <text:p>https://osm.org/search?query=Chaussée de Mont-Saint-Jean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Square Raymond Volckerick</text:p>
          </table:table-cell>
          <table:table-cell table:style-name="ce3" office:value-type="string" calcext:value-type="string">
            <text:p>Raymond Volckericksquare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 table:style-name="ce10" office:value-type="string" calcext:value-type="string">
            <text:p><text:a xlink:href="http://nl.wikisage.org/wiki/Raymond_Volckerick" xlink:type="simple">http://nl.wikisage.org/wiki/Raymond_Volckerick</text:a></text:p>
          </table:table-cell>
          <table:table-cell/>
          <table:table-cell table:style-name="ce15" table:formula="of:=HYPERLINK(CONCATENATE(&quot;https://osm.org/search?query=&quot;; [.C274];&quot;,watermael-boisfort&quot;))" office:value-type="string" office:string-value="https://osm.org/search?query=Square Raymond Volckerick,watermael-boisfort" calcext:value-type="string">
            <text:p>https://osm.org/search?query=Square Raymond Volckerick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Square de l'Arbalète</text:p>
          </table:table-cell>
          <table:table-cell table:style-name="ce3" office:value-type="string" calcext:value-type="string">
            <text:p>Kruisboogsquare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75];&quot;,watermael-boisfort&quot;))" office:value-type="string" office:string-value="https://osm.org/search?query=Square de l'Arbalète,watermael-boisfort" calcext:value-type="string">
            <text:p>https://osm.org/search?query=Square de l'Arbalète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Square de la Cerisaie</text:p>
          </table:table-cell>
          <table:table-cell table:style-name="ce3" office:value-type="string" calcext:value-type="string">
            <text:p>Kerseboomgaardsquare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76];&quot;,watermael-boisfort&quot;))" office:value-type="string" office:string-value="https://osm.org/search?query=Square de la Cerisaie,watermael-boisfort" calcext:value-type="string">
            <text:p>https://osm.org/search?query=Square de la Cerisaie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Square des Archiducs</text:p>
          </table:table-cell>
          <table:table-cell table:style-name="ce3" office:value-type="string" calcext:value-type="string">
            <text:p>Aartshertogensquare</text:p>
          </table:table-cell>
          <table:table-cell table:style-name="ce3" office:value-type="string" calcext:value-type="string">
            <text:p>Q154615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number-columns-repeated="2"/>
          <table:table-cell table:style-name="ce15" table:formula="of:=HYPERLINK(CONCATENATE(&quot;https://osm.org/search?query=&quot;; [.C277];&quot;,watermael-boisfort&quot;))" office:value-type="string" office:string-value="https://osm.org/search?query=Square des Archiducs,watermael-boisfort" calcext:value-type="string">
            <text:p>https://osm.org/search?query=Square des Archiducs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Square des Cicindèles</text:p>
          </table:table-cell>
          <table:table-cell table:style-name="ce3" office:value-type="string" calcext:value-type="string">
            <text:p>Zandkeverssquare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78];&quot;,watermael-boisfort&quot;))" office:value-type="string" office:string-value="https://osm.org/search?query=Square des Cicindèles,watermael-boisfort" calcext:value-type="string">
            <text:p>https://osm.org/search?query=Square des Cicindèles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Square du Castel Fleuri</text:p>
          </table:table-cell>
          <table:table-cell table:style-name="ce3" office:value-type="string" calcext:value-type="string">
            <text:p>Castel Fleurisquare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79];&quot;,watermael-boisfort&quot;))" office:value-type="string" office:string-value="https://osm.org/search?query=Square du Castel Fleuri,watermael-boisfort" calcext:value-type="string">
            <text:p>https://osm.org/search?query=Square du Castel Fleuri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Chaussée de La Hulpe</text:p>
          </table:table-cell>
          <table:table-cell table:style-name="ce3" office:value-type="string" calcext:value-type="string">
            <text:p>Terhulpsesteenweg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80];&quot;,watermael-boisfort&quot;))" office:value-type="string" office:string-value="https://osm.org/search?query=Chaussée de La Hulpe,watermael-boisfort" calcext:value-type="string">
            <text:p>https://osm.org/search?query=Chaussée de La Hulpe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Trois Tilleuls</text:p>
          </table:table-cell>
          <table:table-cell table:style-name="ce3" office:value-type="string" calcext:value-type="string">
            <text:p>Drie Linde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81];&quot;,watermael-boisfort&quot;))" office:value-type="string" office:string-value="https://osm.org/search?query=Trois Tilleuls,watermael-boisfort" calcext:value-type="string">
            <text:p>https://osm.org/search?query=Trois Tilleuls,watermael-boisfo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Drève de Willerieken</text:p>
          </table:table-cell>
          <table:table-cell table:style-name="ce3" office:value-type="string" calcext:value-type="string">
            <text:p>Welriekendedreef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282];&quot;,watermael-boisfort&quot;))" office:value-type="string" office:string-value="https://osm.org/search?query=Drève de Willerieken,watermael-boisfort" calcext:value-type="string">
            <text:p>https://osm.org/search?query=Drève de Willerieken,watermael-boisfort</text:p>
          </table:table-cell>
          <table:table-cell table:number-columns-repeated="1015"/>
        </table:table-row>
        <table:table-row table:style-name="ro2" table:number-rows-repeated="717">
          <table:table-cell table:number-columns-repeated="5"/>
          <table:table-cell table:content-validation-name="val1"/>
          <table:table-cell table:number-columns-repeated="1018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termael-boitsfort" style:display-name="PageStyle_watermael-boitsf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84" meta:object-count="0"/>
    <meta:generator>LibreOfficeDev/6.0.5.2$Linux_X86_64 LibreOffice_project/</meta:generator>
  </office:meta>
</office:document-meta>
</file>